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Pictures/1000000000000640000004B02C5236E4.png" manifest:media-type="image/png"/>
  <manifest:file-entry manifest:full-path="Pictures/10000000000000200000002000309F1C.png" manifest:media-type="image/png"/>
  <manifest:file-entry manifest:full-path="Pictures/10000201000001F40000008F5F5575FF.png" manifest:media-type="image/png"/>
  <manifest:file-entry manifest:full-path="Pictures/1000000000000064000000373C1048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176cm" fo:min-width="0cm"/>
    </style:style>
    <style:style style:name="gr7" style:family="graphic" style:parent-style-name="objectwithoutfill">
      <style:graphic-properties draw:fill="none" draw:textarea-horizontal-align="center" draw:textarea-vertical-align="middle"/>
    </style:style>
    <style:style style:name="gr8" style:family="graphic" style:parent-style-name="objectwithoutfill">
      <style:graphic-properties svg:stroke-color="#cccccc" draw:fill="none" draw:textarea-horizontal-align="center" draw:textarea-vertical-align="middle"/>
    </style:style>
    <style:style style:name="gr9" style:family="graphic" style:parent-style-name="objectwithoutfill">
      <style:graphic-properties svg:stroke-color="#000000" draw:fill="none" draw:textarea-horizontal-align="center" draw:textarea-vertical-align="middle"/>
    </style:style>
    <style:style style:name="gr10"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11"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standard">
      <style:graphic-properties draw:fill-color="#e6e6e6" draw:textarea-horizontal-align="justify" draw:textarea-vertical-align="middle" draw:auto-grow-height="false"/>
    </style:style>
    <style:style style:name="gr13" style:family="graphic" style:parent-style-name="standard">
      <style:graphic-properties draw:ole-draw-aspect="1"/>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1.16cm"/>
    </style:style>
    <style:style style:name="pr8" style:family="presentation" style:parent-style-name="Kyodai_25_20Presentation-outline1">
      <style:graphic-properties fo:min-height="2.54cm"/>
    </style:style>
    <style:style style:name="pr9" style:family="presentation" style:parent-style-name="Kyodai_25_20Presentation-outline1">
      <style:graphic-properties fo:min-height="0.65cm"/>
    </style:style>
    <style:style style:name="pr10" style:family="presentation" style:parent-style-name="Kyodai_25_20Presentation-outline1">
      <style:graphic-properties fo:min-height="13.86cm"/>
    </style:style>
    <style:style style:name="pr11" style:family="presentation" style:parent-style-name="Kyodai_25_20Presentation-outline1">
      <style:graphic-properties fo:min-height="2.939cm"/>
    </style:style>
    <style:style style:name="pr12" style:family="presentation" style:parent-style-name="Kyodai_25_20Presentation-outline1">
      <style:graphic-properties fo:min-height="0.001cm"/>
    </style:style>
    <style:style style:name="pr13" style:family="presentation" style:parent-style-name="Kyodai_25_20Presentation-outline1">
      <style:graphic-properties fo:min-height="0.5cm"/>
    </style:style>
    <style:style style:name="pr14" style:family="presentation" style:parent-style-name="Kyodai_25_20Presentation-outline1">
      <style:graphic-properties fo:min-height="8.033cm"/>
    </style:style>
    <style:style style:name="pr15" style:family="presentation" style:parent-style-name="Kyodai_25_20Presentation-outline1">
      <style:graphic-properties draw:auto-grow-height="true" fo:min-height="13.86cm"/>
    </style:style>
    <style:style style:name="pr16" style:family="presentation" style:parent-style-name="Kyodai_25_20Presentation-outline1">
      <style:graphic-properties fo:min-height="9.386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color="#008000" fo:font-size="26pt" fo:font-weight="bold" style:font-size-asian="26pt" style:font-weight-asian="bold" style:font-size-complex="26pt" style:font-weight-complex="bold"/>
    </style:style>
    <style:style style:name="P12" style:family="paragraph">
      <style:text-properties fo:color="#800000" fo:font-size="26pt" fo:font-weight="bold" style:font-size-asian="26pt" style:font-weight-asian="bold" style:font-size-complex="26pt" style:font-weight-complex="bold"/>
    </style:style>
    <style:style style:name="P13" style:family="paragraph">
      <style:text-properties fo:font-size="28pt" style:font-size-asian="28pt" style:font-size-complex="28pt"/>
    </style:style>
    <style:style style:name="P14" style:family="paragraph">
      <style:text-properties fo:color="#008000" fo:font-size="26pt" style:font-size-asian="26pt" style:font-size-complex="26pt"/>
    </style:style>
    <style:style style:name="P15" style:family="paragraph">
      <style:text-properties fo:color="#800000" fo:font-size="26pt" style:font-size-asian="26pt" style:font-size-complex="26pt"/>
    </style:style>
    <style:style style:name="P16" style:family="paragraph">
      <style:text-properties fo:font-size="26pt" style:font-size-asian="26pt" style:font-size-complex="26pt"/>
    </style:style>
    <style:style style:name="P17" style:family="paragraph">
      <style:paragraph-properties fo:text-align="center"/>
      <style:text-properties style:use-window-font-color="true" fo:font-size="26pt" style:font-size-asian="26pt" style:font-size-complex="26pt"/>
    </style:style>
    <style:style style:name="P18" style:family="paragraph">
      <style:text-properties fo:font-size="24pt" style:font-size-asian="24pt" style:font-size-complex="24pt"/>
    </style:style>
    <style:style style:name="P19" style:family="paragraph">
      <style:text-properties fo:font-size="24pt" style:font-size-asian="24pt" style:font-size-complex="18pt"/>
    </style:style>
    <style:style style:name="P20" style:family="paragraph">
      <style:text-properties style:use-window-font-color="true" fo:font-size="26pt" style:font-size-asian="26pt" style:font-size-complex="26pt"/>
    </style:style>
    <style:style style:name="P21" style:family="paragraph">
      <style:text-properties fo:color="#008000" fo:font-size="24pt" style:font-size-asian="24pt" style:font-size-complex="24pt"/>
    </style:style>
    <style:style style:name="P22" style:family="paragraph">
      <style:text-properties fo:color="#000080" fo:font-size="26pt" style:font-size-asian="26pt" style:font-size-complex="26pt"/>
    </style:style>
    <style:style style:name="P23" style:family="paragraph">
      <style:text-properties fo:color="#808000" fo:font-size="26pt" style:font-size-asian="26pt" style:font-size-complex="26pt"/>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font-size="66pt" style:font-size-asian="66pt" style:font-size-complex="66pt"/>
    </style:style>
    <style:style style:name="T3" style:family="text">
      <style:text-properties fo:color="#000080"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fo:color="#000080"/>
    </style:style>
    <style:style style:name="T6" style:family="text">
      <style:text-properties fo:color="#800000"/>
    </style:style>
    <style:style style:name="T7" style:family="text">
      <style:text-properties style:use-window-font-color="true"/>
    </style:style>
    <style:style style:name="T8" style:family="text">
      <style:text-properties fo:color="#800080"/>
    </style:style>
    <style:style style:name="T9" style:family="text">
      <style:text-properties fo:color="#000080" fo:font-size="24pt" style:text-underline-style="solid" style:text-underline-width="auto" style:text-underline-color="font-color" style:font-size-asian="24pt" style:font-size-complex="24pt"/>
    </style:style>
    <style:style style:name="T10" style:family="text">
      <style:text-properties fo:font-size="22pt" style:font-size-asian="22pt" style:font-size-complex="22pt"/>
    </style:style>
    <style:style style:name="T11" style:family="text">
      <style:text-properties fo:color="#800000" fo:font-size="24pt" style:text-underline-style="solid" style:text-underline-width="auto" style:text-underline-color="font-color" style:font-size-asian="24pt" style:font-size-complex="24pt"/>
    </style:style>
    <style:style style:name="T12" style:family="text">
      <style:text-properties fo:font-size="32pt" style:font-size-asian="32pt" style:font-size-complex="32pt"/>
    </style:style>
    <style:style style:name="T13" style:family="text">
      <style:text-properties fo:color="#000080" fo:font-weight="normal" style:font-weight-asian="normal" style:font-weight-complex="normal"/>
    </style:style>
    <style:style style:name="T14" style:family="text">
      <style:text-properties style:use-window-font-color="true" fo:font-weight="normal" style:font-weight-asian="normal" style:font-weight-complex="normal"/>
    </style:style>
    <style:style style:name="T15" style:family="text">
      <style:text-properties fo:color="#800080" fo:font-weight="bold" style:font-weight-asian="bold" style:font-weight-complex="bold"/>
    </style:style>
    <style:style style:name="T16" style:family="text">
      <style:text-properties style:use-window-font-color="true" style:text-position="sub 58%" fo:font-weight="normal" style:font-weight-asian="normal" style:font-weight-complex="normal"/>
    </style:style>
    <style:style style:name="T17" style:family="text">
      <style:text-properties style:use-window-font-color="true" style:text-position="0% 100%" fo:font-weight="normal" style:font-weight-asian="normal" style:font-weight-complex="normal"/>
    </style:style>
    <style:style style:name="T18" style:family="text">
      <style:text-properties fo:color="#008000" fo:font-weight="bold" style:font-weight-asian="bold" style:font-weight-complex="bold"/>
    </style:style>
    <style:style style:name="T19" style:family="text">
      <style:text-properties style:text-position="sub 58%"/>
    </style:style>
    <style:style style:name="T20" style:family="text">
      <style:text-properties style:use-window-font-color="true" fo:font-weight="bold" style:font-weight-asian="bold" style:font-weight-complex="bold"/>
    </style:style>
    <style:style style:name="T21" style:family="text">
      <style:text-properties fo:color="#008000" fo:font-style="italic" style:font-style-asian="italic" style:font-style-complex="italic"/>
    </style:style>
    <style:style style:name="T22" style:family="text">
      <style:text-properties style:use-window-font-color="true" fo:font-style="italic" style:font-style-asian="italic" style:font-style-complex="italic"/>
    </style:style>
    <style:style style:name="T23" style:family="text">
      <style:text-properties fo:color="#000080" fo:font-style="italic" fo:font-weight="normal" style:font-style-asian="italic" style:font-weight-asian="normal" style:font-style-complex="italic"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fo:color="#800000" fo:font-style="italic" fo:font-weight="normal" style:font-style-asian="italic" style:font-weight-asian="normal" style:font-style-complex="italic" style:font-weight-complex="normal"/>
    </style:style>
    <style:style style:name="T26" style:family="text">
      <style:text-properties fo:color="#800080" fo:font-weight="normal" style:font-weight-asian="normal" style:font-weight-complex="normal"/>
    </style:style>
    <style:style style:name="T27" style:family="text">
      <style:text-properties style:use-window-font-color="true" fo:font-family="LMMonoCaps10" style:font-pitch="fixed" fo:font-weight="bold" style:font-weight-asian="bold" style:font-weight-complex="bold"/>
    </style:style>
    <style:style style:name="T28" style:family="text">
      <style:text-properties fo:color="#800000" fo:font-weight="normal" style:font-weight-asian="normal" style:font-weight-complex="normal"/>
    </style:style>
    <style:style style:name="T29" style:family="text">
      <style:text-properties fo:color="#008000" fo:font-weight="normal" style:font-weight-asian="normal" style:font-weight-complex="normal"/>
    </style:style>
    <style:style style:name="T30" style:family="text">
      <style:text-properties fo:color="#008000" fo:font-style="italic" fo:font-weight="normal" style:font-style-asian="italic" style:font-weight-asian="normal" style:font-style-complex="italic" style:font-weight-complex="normal"/>
    </style:style>
    <style:style style:name="T31" style:family="text">
      <style:text-properties fo:color="#800080" fo:font-style="italic" fo:font-weight="normal" style:font-style-asian="italic" style:font-weight-asian="normal" style:font-style-complex="italic" style:font-weight-complex="normal"/>
    </style:style>
    <style:style style:name="T32" style:family="text">
      <style:text-properties fo:color="#008000" fo:font-size="26pt" fo:font-weight="bold" style:font-size-asian="26pt" style:font-weight-asian="bold" style:font-size-complex="26pt" style:font-weight-complex="bold"/>
    </style:style>
    <style:style style:name="T33" style:family="text">
      <style:text-properties fo:color="#800000" fo:font-size="26pt" fo:font-weight="bold" style:font-size-asian="26pt" style:font-weight-asian="bold" style:font-size-complex="26pt" style:font-weight-complex="bold"/>
    </style:style>
    <style:style style:name="T34" style:family="text">
      <style:text-properties fo:font-size="28pt" style:font-size-asian="28pt" style:font-size-complex="28pt"/>
    </style:style>
    <style:style style:name="T35" style:family="text">
      <style:text-properties fo:color="#008000" fo:font-size="26pt" style:font-size-asian="26pt" style:font-size-complex="26pt"/>
    </style:style>
    <style:style style:name="T36" style:family="text">
      <style:text-properties fo:color="#800000" fo:font-size="26pt" style:font-size-asian="26pt" style:font-size-complex="26pt"/>
    </style:style>
    <style:style style:name="T37" style:family="text">
      <style:text-properties fo:font-size="36pt" style:font-size-asian="36pt" style:font-size-complex="36pt"/>
    </style:style>
    <style:style style:name="T38" style:family="text">
      <style:text-properties style:use-window-font-color="true" fo:font-style="normal" fo:font-weight="bold" style:font-style-asian="normal" style:font-weight-asian="bold" style:font-style-complex="normal" style:font-weight-complex="bold"/>
    </style:style>
    <style:style style:name="T39" style:family="text">
      <style:text-properties style:use-window-font-color="true" fo:font-style="normal" style:font-style-asian="normal" style:font-style-complex="normal"/>
    </style:style>
    <style:style style:name="T40" style:family="text">
      <style:text-properties fo:font-size="20pt" style:font-size-asian="20pt" style:font-size-complex="20pt"/>
    </style:style>
    <style:style style:name="T41" style:family="text">
      <style:text-properties fo:color="#808000"/>
    </style:style>
    <style:style style:name="T42" style:family="text">
      <style:text-properties fo:color="#808000" fo:font-weight="normal" style:font-weight-asian="normal" style:font-weight-complex="normal"/>
    </style:style>
    <style:style style:name="T43" style:family="text">
      <style:text-properties fo:font-size="26pt" style:font-size-asian="26pt" style:font-size-complex="26pt"/>
    </style:style>
    <style:style style:name="T44" style:family="text">
      <style:text-properties fo:color="#800080" fo:font-size="26pt" style:font-size-asian="26pt" style:font-size-complex="26pt"/>
    </style:style>
    <style:style style:name="T45" style:family="text">
      <style:text-properties fo:color="#808000" fo:font-size="26pt" style:font-size-asian="26pt" style:font-size-complex="26pt"/>
    </style:style>
    <style:style style:name="T46" style:family="text">
      <style:text-properties fo:color="#000080" fo:font-size="26pt" style:text-underline-style="solid" style:text-underline-width="auto" style:text-underline-color="font-color" style:font-size-asian="26pt" style:font-size-complex="26pt"/>
    </style:style>
    <style:style style:name="T47" style:family="text">
      <style:text-properties style:use-window-font-color="true" fo:font-size="26pt" style:font-size-asian="26pt" style:font-size-complex="26pt"/>
    </style:style>
    <style:style style:name="T48" style:family="text">
      <style:text-properties fo:color="#008000" style:text-underline-style="solid" style:text-underline-width="auto" style:text-underline-color="font-color"/>
    </style:style>
    <style:style style:name="T49" style:family="text">
      <style:text-properties fo:color="#ff420e"/>
    </style:style>
    <style:style style:name="T50" style:family="text">
      <style:text-properties fo:color="#000000" fo:font-style="italic" fo:font-weight="normal" style:font-style-asian="italic" style:font-weight-asian="normal" style:font-style-complex="italic" style:font-weight-complex="normal"/>
    </style:style>
    <style:style style:name="T51" style:family="text">
      <style:text-properties fo:color="#808000" fo:font-style="italic" fo:font-weight="normal" style:font-style-asian="italic" style:font-weight-asian="normal" style:font-style-complex="italic" style:font-weight-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fo:color="#000000" fo:font-style="normal" fo:font-weight="normal" style:font-style-asian="normal" style:font-weight-asian="normal" style:font-style-complex="normal" style:font-weight-complex="normal"/>
    </style:style>
    <style:style style:name="T54" style:family="text">
      <style:text-properties style:use-window-font-color="true" fo:font-family="LMMonoCaps10" style:font-pitch="fixed" fo:font-style="normal" fo:font-weight="bold" style:font-style-asian="normal" style:font-weight-asian="bold" style:font-style-complex="normal" style:font-weight-complex="bold"/>
    </style:style>
    <style:style style:name="T55" style:family="text">
      <style:text-properties fo:color="#008000" fo:font-style="normal" fo:font-weight="normal" style:font-style-asian="normal" style:font-weight-asian="normal" style:font-style-complex="normal" style:font-weight-complex="normal"/>
    </style:style>
    <style:style style:name="T56" style:family="text">
      <style:text-properties fo:color="#808000" fo:font-style="normal" fo:font-weight="normal" style:font-style-asian="normal" style:font-weight-asian="normal" style:font-style-complex="normal" style:font-weight-complex="normal"/>
    </style:style>
    <style:style style:name="T57" style:family="text">
      <style:text-properties style:text-underline-style="solid" style:text-underline-width="auto" style:text-underline-color="font-color"/>
    </style:style>
    <style:style style:name="T58" style:family="text">
      <style:text-properties fo:color="#808000" fo:font-size="24pt" style:font-size-asian="24pt" style:font-size-complex="24pt"/>
    </style:style>
    <style:style style:name="T59" style:family="text">
      <style:text-properties fo:font-size="24pt" style:font-size-asian="24pt" style:font-size-complex="24pt"/>
    </style:style>
    <style:style style:name="T60" style:family="text">
      <style:text-properties fo:color="#808000" fo:font-size="24pt" fo:font-style="italic" style:font-size-asian="24pt" style:font-style-asian="italic" style:font-weight-asian="normal" style:font-size-complex="24pt" style:font-style-complex="italic" style:font-weight-complex="normal"/>
    </style:style>
    <style:style style:name="T61" style:family="text">
      <style:text-properties fo:color="#000080" fo:font-size="24pt" style:font-size-asian="24pt" style:font-size-complex="24pt"/>
    </style:style>
    <style:style style:name="T62" style:family="text">
      <style:text-properties style:text-position="super 58%" fo:font-size="24pt" style:font-size-asian="24pt" style:font-size-complex="24pt"/>
    </style:style>
    <style:style style:name="T63" style:family="text">
      <style:text-properties fo:font-size="24pt" style:font-size-asian="24pt" style:font-size-complex="18pt"/>
    </style:style>
    <style:style style:name="T64" style:family="text">
      <style:text-properties style:text-position="sub 58%" fo:font-size="24pt" style:font-size-asian="24pt" style:font-size-complex="18pt"/>
    </style:style>
    <style:style style:name="T65" style:family="text">
      <style:text-properties fo:color="#008000" fo:font-size="24pt" style:font-size-asian="24pt" style:font-size-complex="24pt"/>
    </style:style>
    <style:style style:name="T66" style:family="text">
      <style:text-properties fo:color="#808000" fo:font-size="26pt" style:text-underline-style="solid" style:text-underline-width="auto" style:text-underline-color="font-color" style:font-size-asian="26pt" style:font-size-complex="26pt"/>
    </style:style>
    <style:style style:name="T67" style:family="text">
      <style:text-properties fo:color="#008000"/>
    </style:style>
    <style:style style:name="T68" style:family="text">
      <style:text-properties fo:color="#008080" fo:font-style="italic" fo:font-weight="normal" style:font-style-asian="italic" style:font-weight-asian="normal" style:font-style-complex="italic" style:font-weight-complex="normal"/>
    </style:style>
    <style:style style:name="T69" style:family="text">
      <style:text-properties fo:font-size="18pt" style:font-size-asian="18pt" style:font-size-complex="18pt"/>
    </style:style>
    <style:style style:name="T70"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9 -<text:line-break/>Advanced Discriminative Learning</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view: Classifiers and the Perceptro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Prediction Problems</text:p>
          </draw:text-box>
        </draw:frame>
        <draw:frame presentation:style-name="pr7" draw:text-style-name="P4" draw:layer="layout" svg:width="19.685cm" svg:height="2.605cm" svg:x="3.175cm" svg:y="9.46cm" presentation:class="outline" presentation:user-transformed="true">
          <draw:text-box>
            <text:list text:style-name="L2">
              <text:list-header>
                <text:p><text:span text:style-name="T2">Given </text:span><text:span text:style-name="T3">x</text:span><text:span text:style-name="T2">, predict </text:span><text:span text:style-name="T4">y</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 we will use:</text:p>
          </draw:text-box>
        </draw:frame>
        <draw:frame presentation:style-name="pr8" draw:layer="layout" svg:width="25.199cm" svg:height="13.112cm" svg:x="1.471cm" svg:y="5.08cm" presentation:class="outline" presentation:user-transformed="true">
          <draw:text-box>
            <text:list text:style-name="L2">
              <text:list-item>
                <text:p>Given <text:span text:style-name="T5">an introductory sentence from Wikipedia</text:span></text:p>
              </text:list-item>
              <text:list-item>
                <text:p>Predict <text:span text:style-name="T6">whether the article is about a person</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
              </text:list-item>
              <text:list-item>
                <text:p><text:span text:style-name="T7">This is </text:span><text:span text:style-name="T8">binary classification</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2.712cm" svg:height="1.195cm" svg:x="8.645cm" svg:y="8.89cm">
          <draw:text-box>
            <text:p><text:span text:style-name="T9">Given</text:span></text:p>
          </draw:text-box>
        </draw:frame>
        <draw:frame draw:style-name="gr3" draw:text-style-name="P8" draw:layer="layout" svg:width="15.09cm" svg:height="1.987cm" svg:x="2.735cm" svg:y="10.16cm">
          <draw:text-box>
            <text:p><text:span text:style-name="T10">Gonso was a Sanron sect priest (754-827)</text:span><text:span text:style-name="T10"><text:line-break/></text:span><text:span text:style-name="T10">in the late Nara and early Heian periods.</text:span></text:p>
          </draw:text-box>
        </draw:frame>
        <draw:line draw:style-name="gr4" draw:text-style-name="P6" draw:layer="layout" svg:x1="18.075cm" svg:y1="11.43cm" svg:x2="20.615cm" svg:y2="11.43cm">
          <text:p/>
        </draw:line>
        <draw:frame draw:style-name="gr3" draw:text-style-name="P9" draw:layer="layout" svg:width="3.135cm" svg:height="1.195cm" svg:x="21.245cm" svg:y="8.891cm">
          <draw:text-box>
            <text:p><text:span text:style-name="T11">Predict</text:span></text:p>
          </draw:text-box>
        </draw:frame>
        <draw:frame draw:style-name="gr3" draw:text-style-name="P10" draw:layer="layout" svg:width="2.661cm" svg:height="1.517cm" svg:x="21.469cm" svg:y="10.548cm">
          <draw:text-box>
            <text:p><text:span text:style-name="T12">Yes!</text:span></text:p>
          </draw:text-box>
        </draw:frame>
        <draw:frame draw:style-name="gr3" draw:text-style-name="P8" draw:layer="layout" svg:width="15.268cm" svg:height="2.855cm" svg:x="2.775cm" svg:y="13.335cm">
          <draw:text-box>
            <text:p><text:span text:style-name="T10">Shichikuzan Chigogataki Fudomyoo is</text:span></text:p>
            <text:p><text:span text:style-name="T10">a historical site located at Magura, Maizuru</text:span></text:p>
            <text:p><text:span text:style-name="T10">City, Kyoto Prefecture.</text:span></text:p>
          </draw:text-box>
        </draw:frame>
        <draw:line draw:style-name="gr4" draw:text-style-name="P6" draw:layer="layout" svg:x1="18.075cm" svg:y1="14.83cm" svg:x2="20.615cm" svg:y2="14.83cm">
          <text:p/>
        </draw:line>
        <draw:frame draw:style-name="gr3" draw:text-style-name="P10" draw:layer="layout" svg:width="2.263cm" svg:height="1.517cm" svg:x="21.47cm" svg:y="13.949cm">
          <draw:text-box>
            <text:p><text:span text:style-name="T12">No!</text:spa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Mathematical Formulation</text:p>
          </draw:text-box>
        </draw:frame>
        <draw:frame draw:style-name="gr5" draw:layer="layout" svg:width="16.223cm" svg:height="4.475cm" svg:x="6.385cm" svg:y="5.966cm">
          <draw:object xlink:href="./Object 1" xlink:type="simple" xlink:show="embed" xlink:actuate="onLoad"/>
          <draw:image xlink:href="./ObjectReplacements/Object 1"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3">x</text:span><text:span text:style-name="T14">: the input</text:span></text:p>
              </text:list-item>
              <text:list-item>
                <text:p><text:span text:style-name="T15">φ(x)</text:span><text:span text:style-name="T14">: vector of feature functions {φ</text:span><text:span text:style-name="T16">1</text:span><text:span text:style-name="T17">(x)</text:span><text:span text:style-name="T14">, φ</text:span><text:span text:style-name="T16">2</text:span><text:span text:style-name="T17">(x)</text:span><text:span text:style-name="T14">, …, φ</text:span><text:span text:style-name="T16">I</text:span><text:span text:style-name="T17">(x)</text:span><text:span text:style-name="T14">}</text:span></text:p>
              </text:list-item>
              <text:list-item>
                <text:p><text:span text:style-name="T18">w</text:span>: the weight vector {w<text:span text:style-name="T19">1</text:span>, w<text:span text:style-name="T19">2</text:span>, …, w<text:span text:style-name="T19">I</text:span>}</text:p>
              </text:list-item>
              <text:list-item>
                <text:p><text:span text:style-name="T6">y</text:span>: the prediction, +1 if “yes”, -1 if “no”</text:p>
                <text:list>
                  <text:list-item>
                    <text:p>(sign(v) is +1 if v &gt;= 0, -1 otherwise)</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text:p>
          </draw:text-box>
        </draw:frame>
        <draw:frame presentation:style-name="pr10" draw:layer="layout" svg:width="25.199cm" svg:height="15.653cm" svg:x="1.471cm" svg:y="4.68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y'</text:span><text:span text:style-name="T14"> = </text:span><text:span text:style-name="T27">predict_one</text:span><text:span text:style-name="T14">(</text:span><text:span text:style-name="T29">w</text:span><text:span text:style-name="T14">, </text:span><text:span text:style-name="T26">phi</text:span><text:span text:style-name="T14">)</text:span><text:span text:style-name="T14"><text:line-break/></text:span><text:span text:style-name="T14"><text:tab/></text:span><text:span text:style-name="T14"><text:tab/></text:span><text:span text:style-name="T20">if</text:span><text:span text:style-name="T14"> </text:span><text:span text:style-name="T28">y'</text:span><text:span text:style-name="T14"> != </text:span><text:span text:style-name="T28">y</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item>
                <text:p><text:span text:style-name="T5">In other words</text:span></text:p>
                <text:list>
                  <text:list-item>
                    <text:p><text:span text:style-name="T7">Try to classify each training example</text:span></text:p>
                  </text:list-item>
                  <text:list-item>
                    <text:p><text:span text:style-name="T7">Every time we make a mistake, update the weights</text:span></text:p>
                  </text:list-item>
                </text:list>
              </text:list-item>
              <text:list-item>
                <text:p><text:span text:style-name="T7">Many different online learning algorithms</text:span></text:p>
                <text:list>
                  <text:list-item>
                    <text:p><text:span text:style-name="T7">The most simple is the </text:span><text:span text:style-name="T5">perceptron</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Weight Update</text:p>
          </draw:text-box>
        </draw:frame>
        <draw:frame presentation:style-name="pr10" draw:layer="layout" svg:width="25.199cm" svg:height="13.86cm" svg:x="1.471cm" svg:y="5.88cm" presentation:class="outline" presentation:user-transformed="true">
          <draw:text-box>
            <text:list text:style-name="L2">
              <text:list-header>
                <text:p/>
              </text:list-header>
              <text:list-item>
                <text:p><text:span text:style-name="T5">In other words:</text:span></text:p>
                <text:list>
                  <text:list-item>
                    <text:p>If <text:span text:style-name="T6">y=1</text:span>, increase the weights for features in <text:span text:style-name="T15">φ</text:span>(<text:span text:style-name="T5">x</text:span>)</text:p>
                    <text:list>
                      <text:list-item>
                        <text:p>Features for positive examples get a higher weight</text:p>
                      </text:list-item>
                    </text:list>
                  </text:list-item>
                  <text:list-item>
                    <text:p>If <text:span text:style-name="T6">y=-1</text:span>, decrease the weights for features in <text:span text:style-name="T15">φ</text:span>(<text:span text:style-name="T5">x</text:span>)</text:p>
                    <text:list>
                      <text:list-item>
                        <text:p>Features for negative examples get a lower weight</text:p>
                      </text:list-item>
                    </text:list>
                  </text:list-item>
                </text:list>
                <text:p>→ <text:span text:style-name="T5">Every time we update, our predictions get better!</text:span></text:p>
              </text:list-item>
            </text:list>
          </draw:text-box>
        </draw:frame>
        <draw:frame draw:style-name="gr5" draw:layer="layout" svg:width="9.297cm" svg:height="1.648cm" svg:x="8.89cm" svg:y="5.107cm">
          <draw:object xlink:href="./Object 11" xlink:type="simple" xlink:show="embed" xlink:actuate="onLoad"/>
          <draw:image xlink:href="./ObjectReplacements/Object 11" xlink:type="simple" xlink:show="embed" xlink:actuate="onLoad"/>
        </draw:frame>
        <draw:frame presentation:style-name="pr11" draw:layer="layout" svg:width="14.403cm" svg:height="3.49cm" svg:x="5.917cm" svg:y="16.276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14">)</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Averaged Perceptron</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4">{1, 1}</text:span></text:p>
          </draw:text-box>
        </draw:frame>
        <presentation:notes draw:style-name="dp2">
          <draw:page-thumbnail draw:style-name="gr1"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custom-shape draw:style-name="gr2" draw:text-style-name="P6" draw:layer="layout" svg:width="1.905cm" svg:height="1.905cm" svg:x="13.325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4">{1, 1}</text:span></text:p>
          </draw:text-box>
        </draw:frame>
        <draw:frame draw:style-name="gr3" draw:text-style-name="P13" draw:layer="layout" svg:width="3.144cm" svg:height="1.352cm" svg:x="9.556cm" svg:y="15.875cm">
          <draw:text-box>
            <text:p><text:span text:style-name="T34">{1, -3}</text:span></text:p>
          </draw:text-box>
        </draw:frame>
        <presentation:notes draw:style-name="dp2">
          <draw:page-thumbnail draw:style-name="gr1" draw:layer="layout" svg:width="13.968cm" svg:height="10.476cm" svg:x="3.81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144cm" svg:height="1.352cm" svg:x="15.589cm" svg:y="8.415cm">
          <draw:text-box>
            <text:p><text:span text:style-name="T34">{2, -2}</text:span></text:p>
          </draw:text-box>
        </draw:frame>
        <draw:line draw:style-name="gr7" draw:text-style-name="P6" draw:layer="layout" svg:x1="17.415cm" svg:y1="9.795cm" svg:x2="9.16cm" svg:y2="17.415cm">
          <text:p/>
        </draw:line>
        <draw:line draw:style-name="gr4" draw:text-style-name="P6" draw:layer="layout" svg:x1="13.135cm" svg:y1="13.735cm" svg:x2="13.97cm" svg:y2="14.605cm">
          <text:p/>
        </draw:line>
        <presentation:notes draw:style-name="dp2">
          <draw:page-thumbnail draw:style-name="gr1"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144cm" svg:height="1.352cm" svg:x="15.589cm" svg:y="8.415cm">
          <draw:text-box>
            <text:p><text:span text:style-name="T34">{2, -2}</text:span></text:p>
          </draw:text-box>
        </draw:frame>
        <draw:line draw:style-name="gr7" draw:text-style-name="P6" draw:layer="layout" svg:x1="17.415cm" svg:y1="9.795cm" svg:x2="9.16cm" svg:y2="17.415cm">
          <text:p/>
        </draw:line>
        <draw:line draw:style-name="gr4" draw:text-style-name="P6" draw:layer="layout" svg:x1="13.135cm" svg:y1="13.735cm" svg:x2="13.97cm" svg:y2="14.605cm">
          <text:p/>
        </draw:line>
        <draw:custom-shape draw:style-name="gr2" draw:text-style-name="P6" draw:layer="layout" svg:width="1.905cm" svg:height="1.905cm" svg:x="15.24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3.144cm" svg:height="1.352cm" svg:x="16.589cm" svg:y="15.415cm">
          <draw:text-box>
            <text:p><text:span text:style-name="T34">{3, -1}</text:span></text:p>
          </draw:text-box>
        </draw:frame>
        <presentation:notes draw:style-name="dp2">
          <draw:page-thumbnail draw:style-name="gr1"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474cm" svg:height="1.352cm" svg:x="16.51cm" svg:y="17.78cm">
          <draw:text-box>
            <text:p><text:span text:style-name="T34">{-1, -1}</text:span></text:p>
          </draw:text-box>
        </draw:frame>
        <draw:g>
          <draw:line draw:style-name="gr7" draw:text-style-name="P6" draw:layer="layout" svg:x1="17.78cm" svg:y1="18.015cm" svg:x2="8.255cm" svg:y2="9.125cm">
            <text:p/>
          </draw:line>
          <draw:line draw:style-name="gr4" draw:text-style-name="P6" draw:layer="layout" svg:x1="13.2cm" svg:y1="13.67cm" svg:x2="12.565cm" svg:y2="14.305cm">
            <text:p/>
          </draw:line>
        </draw:g>
        <presentation:notes draw:style-name="dp2">
          <draw:page-thumbnail draw:style-name="gr1" draw:layer="layout" svg:width="13.968cm" svg:height="10.476cm" svg:x="3.81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474cm" svg:height="1.352cm" svg:x="16.51cm" svg:y="17.78cm">
          <draw:text-box>
            <text:p><text:span text:style-name="T34">{-1, -1}</text:span></text:p>
          </draw:text-box>
        </draw:frame>
        <draw:g>
          <draw:line draw:style-name="gr7" draw:text-style-name="P6" draw:layer="layout" svg:x1="17.78cm" svg:y1="18.015cm" svg:x2="8.255cm" svg:y2="9.125cm">
            <text:p/>
          </draw:line>
          <draw:line draw:style-name="gr4" draw:text-style-name="P6" draw:layer="layout" svg:x1="13.2cm" svg:y1="13.67cm" svg:x2="12.565cm" svg:y2="14.305cm">
            <text:p/>
          </draw:line>
        </draw:g>
        <draw:custom-shape draw:style-name="gr2" draw:text-style-name="P6" draw:layer="layout" svg:width="1.905cm" svg:height="1.905cm" svg:x="11.241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3.474cm" svg:height="1.352cm" svg:x="8.51cm" svg:y="15.18cm">
          <draw:text-box>
            <text:p><text:span text:style-name="T34">{-1, -1}</text:span></text:p>
          </draw:text-box>
        </draw:frame>
        <presentation:notes draw:style-name="dp2">
          <draw:page-thumbnail draw:style-name="gr1" draw:layer="layout" svg:width="13.968cm" svg:height="10.476cm" svg:x="3.81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3.135cm" svg:y="13.97cm">
          <draw:text-box>
            <text:p><text:span text:style-name="T34">{0, 0}</text:span></text:p>
          </draw:text-box>
        </draw:frame>
        <draw:frame draw:style-name="gr3" draw:text-style-name="P13" draw:layer="layout" svg:width="1.052cm" svg:height="1.352cm" svg:x="12.536cm" svg:y="12.97cm">
          <draw:text-box>
            <text:p><text:span text:style-name="T34">?</text:span></text:p>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3.135cm" svg:y="13.97cm">
          <draw:text-box>
            <text:p><text:span text:style-name="T34">{0, 0}</text:span></text:p>
          </draw:text-box>
        </draw:frame>
        <draw:frame draw:style-name="gr3" draw:text-style-name="P13" draw:layer="layout" svg:width="1.052cm" svg:height="1.352cm" svg:x="12.536cm" svg:y="12.97cm">
          <draw:text-box>
            <text:p><text:span text:style-name="T34">?</text:span></text:p>
          </draw:text-box>
        </draw:frame>
        <draw:custom-shape draw:style-name="gr2" draw:text-style-name="P6" draw:layer="layout" svg:width="1.905cm" svg:height="1.905cm" svg:x="13.242cm" svg:y="1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2.813cm" svg:height="1.352cm" svg:x="15.136cm" svg:y="10.97cm">
          <draw:text-box>
            <text:p><text:span text:style-name="T34">{1, 1}</text:span></text:p>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ceptron Instability</text:p>
          </draw:text-box>
        </draw:frame>
        <draw:frame presentation:style-name="pr12" draw:layer="layout" svg:width="25.199cm" svg:height="2.703cm" svg:x="1.471cm" svg:y="5.08cm" presentation:class="outline" presentation:user-transformed="true">
          <draw:text-box>
            <text:list text:style-name="L2">
              <text:list-item>
                <text:p>Perceptron is instable with non-separable data</text:p>
              </text:list-item>
              <text:list-item>
                <text:p>Example:</text:p>
              </text:list-item>
            </text:list>
          </draw:text-box>
        </draw:frame>
        <draw:frame draw:style-name="gr3" draw:text-style-name="P11" draw:layer="layout" svg:width="1.217cm" svg:height="1.276cm" svg:x="11.617cm" svg:y="10.025cm">
          <draw:text-box>
            <text:p><text:span text:style-name="T32">O</text:span></text:p>
          </draw:text-box>
        </draw:frame>
        <draw:frame draw:style-name="gr3" draw:text-style-name="P12" draw:layer="layout" svg:width="1.116cm" svg:height="1.276cm" svg:x="11.618cm" svg:y="14.025cm">
          <draw:text-box>
            <text:p><text:span text:style-name="T33">X</text:span></text:p>
          </draw:text-box>
        </draw:frame>
        <draw:frame draw:style-name="gr3" draw:text-style-name="P11" draw:layer="layout" svg:width="1.217cm" svg:height="1.276cm" svg:x="13.618cm" svg:y="16.025cm">
          <draw:text-box>
            <text:p><text:span text:style-name="T32">O</text:span></text:p>
          </draw:text-box>
        </draw:frame>
        <draw:frame draw:style-name="gr3" draw:text-style-name="P12" draw:layer="layout" svg:width="1.116cm" svg:height="1.276cm" svg:x="9.617cm" svg:y="12.025cm">
          <draw:text-box>
            <text:p><text:span text:style-name="T33">X</text:span></text:p>
          </draw:text-box>
        </draw:frame>
        <draw:frame draw:style-name="gr3" draw:text-style-name="P11" draw:layer="layout" svg:width="1.217cm" svg:height="1.276cm" svg:x="13.618cm" svg:y="12.025cm">
          <draw:text-box>
            <text:p><text:span text:style-name="T32">O</text:span></text:p>
          </draw:text-box>
        </draw:frame>
        <draw:frame draw:style-name="gr6" draw:text-style-name="P12" draw:layer="layout" svg:width="1.116cm" svg:height="1.426cm" svg:x="15.618cm" svg:y="14.025cm">
          <draw:text-box>
            <text:p><text:span text:style-name="T33">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4">{1, 1}</text:span></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Result of Perceptron Training</text:p>
          </draw:text-box>
        </draw:frame>
        <draw:frame presentation:style-name="pr10" draw:layer="layout" svg:width="15.039cm" svg:height="13.86cm" svg:x="1.27cm" svg:y="5.08cm" presentation:class="outline" presentation:user-transformed="true">
          <draw:text-box>
            <text:list text:style-name="L2">
              <text:list-item>
                <text:p>Long list of weights that never<text:line-break/>converges</text:p>
              </text:list-item>
              <text:list-item>
                <text:p>Accuracy greatly influenced by stopping point</text:p>
              </text:list-item>
            </text:list>
          </draw:text-box>
        </draw:frame>
        <draw:frame draw:style-name="gr3" draw:text-style-name="P13" draw:layer="layout" svg:width="3.474cm" svg:height="14.564cm" svg:x="19.05cm" svg:y="5.08cm">
          <draw:text-box>
            <text:p><text:span text:style-name="T34">{1, 1}</text:span></text:p>
            <text:p><text:span text:style-name="T34">{2, -2}</text:span></text:p>
            <text:p><text:span text:style-name="T34">{-1, -1}</text:span></text:p>
            <text:p><text:span text:style-name="T34">{0, 0}</text:span></text:p>
            <text:p><text:span text:style-name="T34">{1, 1}</text:span></text:p>
            <text:p><text:span text:style-name="T34">{1, 1}</text:span></text:p>
            <text:p><text:span text:style-name="T34">{1, 1}</text:span></text:p>
            <text:p><text:span text:style-name="T34">{2, -2}</text:span></text:p>
            <text:p><text:span text:style-name="T34">{-1, -1}</text:span></text:p>
            <text:p><text:span text:style-name="T34">{0, 0}</text:span></text:p>
            <text:p><text:span text:style-name="T34">{1, 1}</text:span></text:p>
            <text:p><text:span text:style-name="T34">{1, 1}</text:span></text:p>
            <text:p><text:span text:style-name="T34">{1, 1}</text:span></text:p>
          </draw:text-box>
        </draw:frame>
        <draw:line draw:style-name="gr4" draw:text-style-name="P6" draw:layer="layout" svg:x1="16.51cm" svg:y1="12.065cm" svg:x2="19.05cm" svg:y2="12.065cm">
          <text:p/>
        </draw:line>
        <draw:line draw:style-name="gr4" draw:text-style-name="P6" draw:layer="layout" svg:x1="16.51cm" svg:y1="12.065cm" svg:x2="19.05cm" svg:y2="11.43cm">
          <text:p/>
        </draw:line>
        <draw:line draw:style-name="gr4" draw:text-style-name="P6" draw:layer="layout" svg:x1="16.51cm" svg:y1="12.065cm" svg:x2="19.05cm" svg:y2="10.16cm">
          <text:p/>
        </draw:line>
        <draw:line draw:style-name="gr4" draw:text-style-name="P6" draw:layer="layout" svg:x1="16.51cm" svg:y1="15.266cm" svg:x2="19.05cm" svg:y2="15.266cm">
          <text:p/>
        </draw:line>
        <draw:line draw:style-name="gr4" draw:text-style-name="P6" draw:layer="layout" svg:x1="16.51cm" svg:y1="15.266cm" svg:x2="19.05cm" svg:y2="14.631cm">
          <text:p/>
        </draw:line>
        <draw:line draw:style-name="gr4" draw:text-style-name="P6" draw:layer="layout" svg:x1="16.51cm" svg:y1="15.266cm" svg:x2="19.05cm" svg:y2="13.361cm">
          <text:p/>
        </draw:line>
        <draw:frame draw:style-name="gr3" draw:text-style-name="P14" draw:layer="layout" svg:width="5.713cm" svg:height="1.276cm" svg:x="10.425cm" svg:y="11.284cm">
          <draw:text-box>
            <text:p><text:span text:style-name="T35">Not so bad...</text:span></text:p>
          </draw:text-box>
        </draw:frame>
        <draw:frame draw:style-name="gr3" draw:text-style-name="P15" draw:layer="layout" svg:width="5.104cm" svg:height="1.276cm" svg:x="10.426cm" svg:y="14.284cm">
          <draw:text-box>
            <text:p><text:span text:style-name="T36">Really bad!</text:span></text:p>
          </draw:text-box>
        </draw:frame>
        <draw:frame draw:style-name="gr3" draw:layer="layout" svg:width="1.035cm" svg:height="0.962cm" svg:x="19.685cm" svg:y="19.685cm">
          <draw:text-box>
            <text:p>...</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Averaged Perceptron Idea</text:p>
          </draw:text-box>
        </draw:frame>
        <draw:frame presentation:style-name="pr13" draw:layer="layout" svg:width="25.199cm" svg:height="1.102cm" svg:x="1.471cm" svg:y="4.58cm" presentation:class="outline" presentation:user-transformed="true">
          <draw:text-box>
            <text:list text:style-name="L2">
              <text:list-item>
                <text:p>Just take the <text:span text:style-name="T5">average</text:span> of the weights!</text:p>
              </text:list-item>
            </text:list>
          </draw:text-box>
        </draw:frame>
        <draw:frame draw:style-name="gr3" draw:text-style-name="P13" draw:layer="layout" svg:width="3.474cm" svg:height="14.564cm" svg:x="5.51cm" svg:y="6.05cm">
          <draw:text-box>
            <text:p><text:span text:style-name="T34">{1, 1}</text:span></text:p>
            <text:p><text:span text:style-name="T34">{2, -2}</text:span></text:p>
            <text:p><text:span text:style-name="T34">{-1, -1}</text:span></text:p>
            <text:p><text:span text:style-name="T34">{0, 0}</text:span></text:p>
            <text:p><text:span text:style-name="T34">{1, 1}</text:span></text:p>
            <text:p><text:span text:style-name="T34">{1, 1}</text:span></text:p>
            <text:p><text:span text:style-name="T34">{1, 1}</text:span></text:p>
            <text:p><text:span text:style-name="T34">{2, -2}</text:span></text:p>
            <text:p><text:span text:style-name="T34">{-1, -1}</text:span></text:p>
            <text:p><text:span text:style-name="T34">{0, 0}</text:span></text:p>
            <text:p><text:span text:style-name="T34">{1, 1}</text:span></text:p>
            <text:p><text:span text:style-name="T34">{1, 1}</text:span></text:p>
            <text:p><text:span text:style-name="T34">{1, 1}</text:span></text:p>
          </draw:text-box>
        </draw:frame>
        <draw:frame draw:style-name="gr3" draw:text-style-name="P13" draw:layer="layout" svg:width="10.679cm" svg:height="1.352cm" svg:x="0.635cm" svg:y="12.4cm">
          <draw:text-box>
            <text:p><text:span text:style-name="T34">average( <text:s text:c="15"/>) <text:s/>→</text:span></text:p>
          </draw:text-box>
        </draw:frame>
        <draw:frame draw:style-name="gr3" draw:text-style-name="P1" draw:layer="layout" svg:width="5.231cm" svg:height="1.673cm" svg:x="11.835cm" svg:y="12.2cm">
          <draw:text-box>
            <text:p><text:span text:style-name="T37">{0.67, 0}</text:span></text:p>
          </draw:text-box>
        </draw:frame>
        <draw:frame draw:style-name="gr3" draw:layer="layout" svg:width="1.035cm" svg:height="0.962cm" svg:x="6.285cm" svg:y="20.02cm">
          <draw:text-box>
            <text:p>...</text:p>
          </draw:text-box>
        </draw:frame>
        <draw:frame draw:style-name="gr3" draw:text-style-name="P11" draw:layer="layout" svg:width="1.217cm" svg:height="1.276cm" svg:x="20.507cm" svg:y="10.025cm">
          <draw:text-box>
            <text:p><text:span text:style-name="T32">O</text:span></text:p>
          </draw:text-box>
        </draw:frame>
        <draw:frame draw:style-name="gr3" draw:text-style-name="P12" draw:layer="layout" svg:width="1.116cm" svg:height="1.276cm" svg:x="20.508cm" svg:y="14.025cm">
          <draw:text-box>
            <text:p><text:span text:style-name="T33">X</text:span></text:p>
          </draw:text-box>
        </draw:frame>
        <draw:frame draw:style-name="gr3" draw:text-style-name="P11" draw:layer="layout" svg:width="1.217cm" svg:height="1.276cm" svg:x="22.508cm" svg:y="16.025cm">
          <draw:text-box>
            <text:p><text:span text:style-name="T32">O</text:span></text:p>
          </draw:text-box>
        </draw:frame>
        <draw:frame draw:style-name="gr3" draw:text-style-name="P12" draw:layer="layout" svg:width="1.116cm" svg:height="1.276cm" svg:x="18.507cm" svg:y="12.025cm">
          <draw:text-box>
            <text:p><text:span text:style-name="T33">X</text:span></text:p>
          </draw:text-box>
        </draw:frame>
        <draw:frame draw:style-name="gr3" draw:text-style-name="P11" draw:layer="layout" svg:width="1.217cm" svg:height="1.276cm" svg:x="22.508cm" svg:y="12.025cm">
          <draw:text-box>
            <text:p><text:span text:style-name="T32">O</text:span></text:p>
          </draw:text-box>
        </draw:frame>
        <draw:frame draw:style-name="gr6" draw:text-style-name="P12" draw:layer="layout" svg:width="1.116cm" svg:height="1.426cm" svg:x="24.508cm" svg:y="14.025cm">
          <draw:text-box>
            <text:p><text:span text:style-name="T33">X</text:span></text:p>
          </draw:text-box>
        </draw:frame>
        <draw:line draw:style-name="gr9" draw:text-style-name="P6" draw:layer="layout" svg:x1="22.025cm" svg:y1="8.255cm" svg:x2="22.025cm" svg:y2="20.32cm">
          <text:p/>
        </draw:line>
        <draw:line draw:style-name="gr8" draw:text-style-name="P6" draw:layer="layout" svg:x1="18.415cm" svg:y1="13.67cm" svg:x2="26.035cm" svg:y2="13.67cm">
          <text:p/>
        </draw:line>
        <draw:line draw:style-name="gr4" draw:text-style-name="P6" draw:layer="layout" svg:x1="22.025cm" svg:y1="13.635cm" svg:x2="23.295cm" svg:y2="13.635cm">
          <text:p/>
        </draw:lin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Averaged Perceptron in Code</text:p>
          </draw:text-box>
        </draw:frame>
        <draw:custom-shape draw:style-name="gr2" draw:text-style-name="P6" draw:layer="layout" svg:width="23.625cm" svg:height="13.199cm" svg:x="1.14cm" svg:y="4.581cm">
          <text:p/>
          <draw:enhanced-geometry svg:viewBox="0 0 21600 21600" draw:type="rectangle" draw:enhanced-path="M 0 0 L 21600 0 21600 21600 0 21600 0 0 Z N"/>
        </draw:custom-shape>
        <draw:frame presentation:style-name="pr10" draw:layer="layout" svg:width="25.199cm" svg:height="13.86cm" svg:x="1.472cm" svg:y="4.681cm" presentation:class="outline" presentation:user-transformed="true">
          <draw:text-box>
            <text:list text:style-name="L2">
              <text:list-header>
                <text:p><text:span text:style-name="T20">create</text:span><text:span text:style-name="T7"> map </text:span><text:span text:style-name="T21">w</text:span><text:span text:style-name="T21"><text:line-break/></text:span><text:span text:style-name="T38">create</text:span><text:span text:style-name="T39"> map </text:span><text:span text:style-name="T22">avg</text:span><text:span text:style-name="T22"><text:line-break/></text:span><text:span text:style-name="T38">set</text:span><text:span text:style-name="T39"> </text:span><text:span text:style-name="T22">updates</text:span><text:span text:style-name="T39"> = 0</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y'</text:span><text:span text:style-name="T14"> = </text:span><text:span text:style-name="T27">predict_one</text:span><text:span text:style-name="T14">(</text:span><text:span text:style-name="T29">w</text:span><text:span text:style-name="T14">, </text:span><text:span text:style-name="T26">phi</text:span><text:span text:style-name="T14">)</text:span><text:span text:style-name="T14"><text:line-break/></text:span><text:span text:style-name="T14"><text:tab/></text:span><text:span text:style-name="T14"><text:tab/></text:span><text:span text:style-name="T20">if</text:span><text:span text:style-name="T14"> </text:span><text:span text:style-name="T28">y'</text:span><text:span text:style-name="T14"> != </text:span><text:span text:style-name="T28">y</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span text:style-name="T14"><text:line-break/></text:span><text:span text:style-name="T14"><text:tab/></text:span><text:span text:style-name="T14"><text:tab/></text:span><text:span text:style-name="T24">updates</text:span><text:span text:style-name="T14"> += 1</text:span><text:span text:style-name="T14"><text:tab/></text:span><text:span text:style-name="T14"><text:tab/></text:span><text:span text:style-name="T14"><text:line-break/></text:span><text:span text:style-name="T14"><text:tab/></text:span><text:span text:style-name="T14"><text:tab/></text:span><text:span text:style-name="T24">avg</text:span><text:span text:style-name="T14"> = (</text:span><text:span text:style-name="T24">avg</text:span><text:span text:style-name="T14"> * (</text:span><text:span text:style-name="T24">updates</text:span><text:span text:style-name="T14">-1) + </text:span><text:span text:style-name="T30">w</text:span><text:span text:style-name="T14">) / </text:span><text:span text:style-name="T24">updates</text:span><text:span text:style-name="T14"><text:line-break/></text:span><text:span text:style-name="T14"><text:tab/></text:span><text:span text:style-name="T14"><text:tab/></text:span></text:p>
              </text:list-header>
            </text:list>
          </draw:text-box>
        </draw:frame>
        <draw:frame draw:style-name="gr3" draw:text-style-name="P15" draw:layer="layout" svg:width="1.328cm" svg:height="1.276cm" svg:x="1.07cm" svg:y="5.765cm">
          <draw:text-box>
            <text:p><text:span text:style-name="T36">★</text:span></text:p>
          </draw:text-box>
        </draw:frame>
        <draw:frame draw:style-name="gr3" draw:text-style-name="P15" draw:layer="layout" svg:width="1.328cm" svg:height="1.276cm" svg:x="1.07cm" svg:y="6.865cm">
          <draw:text-box>
            <text:p><text:span text:style-name="T36">★</text:span></text:p>
          </draw:text-box>
        </draw:frame>
        <draw:frame draw:style-name="gr3" draw:text-style-name="P15" draw:layer="layout" svg:width="1.328cm" svg:height="1.276cm" svg:x="1.07cm" svg:y="15.165cm">
          <draw:text-box>
            <text:p><text:span text:style-name="T36">★</text:span></text:p>
          </draw:text-box>
        </draw:frame>
        <draw:frame draw:style-name="gr3" draw:text-style-name="P15" draw:layer="layout" svg:width="1.328cm" svg:height="1.276cm" svg:x="1.07cm" svg:y="16.165cm">
          <draw:text-box>
            <text:p><text:span text:style-name="T36">★</text:span></text:p>
          </draw:text-box>
        </draw:frame>
        <draw:frame presentation:style-name="pr13" draw:layer="layout" svg:width="25.199cm" svg:height="1.102cm" svg:x="1.472cm" svg:y="18.28cm" presentation:class="outline" presentation:user-transformed="true">
          <draw:text-box>
            <text:list text:style-name="L2">
              <text:list-item>
                <text:p>Change the average after every update</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Classification Margins</text:p>
          </draw:text-box>
        </draw:frame>
        <presentation:notes draw:style-name="dp2">
          <draw:page-thumbnail draw:style-name="gr1" draw:layer="layout" svg:width="13.968cm" svg:height="10.476cm" svg:x="3.81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7">Choosing between</text:span><text:span text:style-name="T37"><text:line-break/></text:span><text:span text:style-name="T37">Equally Accurate Classifiers</text:span></text:p>
          </draw:text-box>
        </draw:frame>
        <draw:frame presentation:style-name="pr10" draw:layer="layout" svg:width="25.199cm" svg:height="13.86cm" svg:x="1.471cm" svg:y="5.08cm" presentation:class="outline">
          <draw:text-box>
            <text:list text:style-name="L2">
              <text:list-item>
                <text:p>Which classifier is better? Dotted or Dashed?</text:p>
              </text:list-item>
            </text:list>
          </draw:text-box>
        </draw:frame>
        <draw:frame draw:style-name="gr3" draw:text-style-name="P11" draw:layer="layout" svg:width="1.217cm" svg:height="1.276cm" svg:x="10.347cm" svg:y="8.52cm">
          <draw:text-box>
            <text:p><text:span text:style-name="T32">O</text:span></text:p>
          </draw:text-box>
        </draw:frame>
        <draw:frame draw:style-name="gr3" draw:text-style-name="P12" draw:layer="layout" svg:width="1.116cm" svg:height="1.276cm" svg:x="10.348cm" svg:y="12.52cm">
          <draw:text-box>
            <text:p><text:span text:style-name="T33">X</text:span></text:p>
          </draw:text-box>
        </draw:frame>
        <draw:frame draw:style-name="gr3" draw:text-style-name="P11" draw:layer="layout" svg:width="1.217cm" svg:height="1.276cm" svg:x="14.348cm" svg:y="12.52cm">
          <draw:text-box>
            <text:p><text:span text:style-name="T32">O</text:span></text:p>
          </draw:text-box>
        </draw:frame>
        <draw:frame draw:style-name="gr3" draw:text-style-name="P12" draw:layer="layout" svg:width="1.116cm" svg:height="1.276cm" svg:x="8.347cm" svg:y="10.52cm">
          <draw:text-box>
            <text:p><text:span text:style-name="T33">X</text:span></text:p>
          </draw:text-box>
        </draw:frame>
        <draw:frame draw:style-name="gr3" draw:text-style-name="P11" draw:layer="layout" svg:width="1.217cm" svg:height="1.276cm" svg:x="12.348cm" svg:y="10.52cm">
          <draw:text-box>
            <text:p><text:span text:style-name="T32">O</text:span></text:p>
          </draw:text-box>
        </draw:frame>
        <draw:frame draw:style-name="gr6" draw:text-style-name="P12" draw:layer="layout" svg:width="1.116cm" svg:height="1.426cm" svg:x="12.348cm" svg:y="14.52cm">
          <draw:text-box>
            <text:p><text:span text:style-name="T33">X</text:span></text:p>
          </draw:text-box>
        </draw:frame>
        <draw:line draw:style-name="gr8" draw:text-style-name="P6" draw:layer="layout" svg:x1="11.865cm" svg:y1="6.75cm" svg:x2="11.865cm" svg:y2="18.815cm">
          <text:p/>
        </draw:line>
        <draw:line draw:style-name="gr8" draw:text-style-name="P6" draw:layer="layout" svg:x1="5.715cm" svg:y1="12.165cm" svg:x2="19.05cm" svg:y2="12.165cm">
          <text:p/>
        </draw:line>
        <draw:line draw:style-name="gr10" draw:text-style-name="P6" draw:layer="layout" svg:x1="9.425cm" svg:y1="6.75cm" svg:x2="14.505cm" svg:y2="17.545cm">
          <text:p/>
        </draw:line>
        <draw:line draw:style-name="gr11" draw:text-style-name="P6" draw:layer="layout" svg:x1="7.286cm" svg:y1="7.82cm" svg:x2="16.811cm" svg:y2="16.71cm">
          <text:p/>
        </draw:lin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7">Choosing between</text:span><text:span text:style-name="T37"><text:line-break/></text:span><text:span text:style-name="T37">Equally Accurate Classifiers</text:span></text:p>
          </draw:text-box>
        </draw:frame>
        <draw:frame presentation:style-name="pr10" draw:layer="layout" svg:width="25.199cm" svg:height="15.314cm" svg:x="1.471cm" svg:y="5.08cm" presentation:class="outline" presentation:user-transformed="true">
          <draw:text-box>
            <text:list text:style-name="L2">
              <text:list-item>
                <text:p>Which classifier is better? Dotted or Dashed?<text:line-break/><text:line-break/><text:line-break/><text:line-break/><text:line-break/><text:line-break/><text:line-break/><text:line-break/><text:line-break/><text:line-break/></text:p>
              </text:list-item>
              <text:list-item>
                <text:p>Answer: Probably the dashed line.</text:p>
              </text:list-item>
              <text:list-item>
                <text:p>Why?: It has a larger margin.</text:p>
              </text:list-item>
            </text:list>
          </draw:text-box>
        </draw:frame>
        <draw:frame draw:style-name="gr3" draw:text-style-name="P11" draw:layer="layout" svg:width="1.217cm" svg:height="1.276cm" svg:x="10.347cm" svg:y="8.52cm">
          <draw:text-box>
            <text:p><text:span text:style-name="T32">O</text:span></text:p>
          </draw:text-box>
        </draw:frame>
        <draw:frame draw:style-name="gr3" draw:text-style-name="P12" draw:layer="layout" svg:width="1.116cm" svg:height="1.276cm" svg:x="10.348cm" svg:y="12.52cm">
          <draw:text-box>
            <text:p><text:span text:style-name="T33">X</text:span></text:p>
          </draw:text-box>
        </draw:frame>
        <draw:frame draw:style-name="gr3" draw:text-style-name="P11" draw:layer="layout" svg:width="1.217cm" svg:height="1.276cm" svg:x="14.348cm" svg:y="12.52cm">
          <draw:text-box>
            <text:p><text:span text:style-name="T32">O</text:span></text:p>
          </draw:text-box>
        </draw:frame>
        <draw:frame draw:style-name="gr3" draw:text-style-name="P12" draw:layer="layout" svg:width="1.116cm" svg:height="1.276cm" svg:x="8.347cm" svg:y="10.52cm">
          <draw:text-box>
            <text:p><text:span text:style-name="T33">X</text:span></text:p>
          </draw:text-box>
        </draw:frame>
        <draw:frame draw:style-name="gr3" draw:text-style-name="P11" draw:layer="layout" svg:width="1.217cm" svg:height="1.276cm" svg:x="12.348cm" svg:y="10.52cm">
          <draw:text-box>
            <text:p><text:span text:style-name="T32">O</text:span></text:p>
          </draw:text-box>
        </draw:frame>
        <draw:frame draw:style-name="gr6" draw:text-style-name="P12" draw:layer="layout" svg:width="1.116cm" svg:height="1.426cm" svg:x="12.348cm" svg:y="14.52cm">
          <draw:text-box>
            <text:p><text:span text:style-name="T33">X</text:span></text:p>
          </draw:text-box>
        </draw:frame>
        <draw:line draw:style-name="gr8" draw:text-style-name="P6" draw:layer="layout" svg:x1="11.865cm" svg:y1="6.75cm" svg:x2="11.865cm" svg:y2="18.815cm">
          <text:p/>
        </draw:line>
        <draw:line draw:style-name="gr8" draw:text-style-name="P6" draw:layer="layout" svg:x1="5.715cm" svg:y1="12.165cm" svg:x2="19.05cm" svg:y2="12.165cm">
          <text:p/>
        </draw:line>
        <draw:line draw:style-name="gr10" draw:text-style-name="P6" draw:layer="layout" svg:x1="9.425cm" svg:y1="6.75cm" svg:x2="14.505cm" svg:y2="17.545cm">
          <text:p/>
        </draw:line>
        <draw:line draw:style-name="gr11" draw:text-style-name="P6" draw:layer="layout" svg:x1="7.286cm" svg:y1="7.82cm" svg:x2="16.811cm" svg:y2="16.71cm">
          <text:p/>
        </draw:lin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7">What is a Margin?</text:span></text:p>
          </draw:text-box>
        </draw:frame>
        <draw:frame presentation:style-name="pr10" draw:layer="layout" svg:width="25.199cm" svg:height="13.86cm" svg:x="1.471cm" svg:y="5.08cm" presentation:class="outline" presentation:user-transformed="true">
          <draw:text-box>
            <text:list text:style-name="L2">
              <text:list-item>
                <text:p>The distance between the classification plane and the nearest example:</text:p>
              </text:list-item>
            </text:list>
          </draw:text-box>
        </draw:frame>
        <draw:frame draw:style-name="gr3" draw:text-style-name="P11" draw:layer="layout" svg:width="1.217cm" svg:height="1.276cm" svg:x="10.347cm" svg:y="9.32cm">
          <draw:text-box>
            <text:p><text:span text:style-name="T32">O</text:span></text:p>
          </draw:text-box>
        </draw:frame>
        <draw:frame draw:style-name="gr3" draw:text-style-name="P12" draw:layer="layout" svg:width="1.116cm" svg:height="1.276cm" svg:x="10.348cm" svg:y="13.32cm">
          <draw:text-box>
            <text:p><text:span text:style-name="T33">X</text:span></text:p>
          </draw:text-box>
        </draw:frame>
        <draw:frame draw:style-name="gr3" draw:text-style-name="P11" draw:layer="layout" svg:width="1.217cm" svg:height="1.276cm" svg:x="14.348cm" svg:y="13.32cm">
          <draw:text-box>
            <text:p><text:span text:style-name="T32">O</text:span></text:p>
          </draw:text-box>
        </draw:frame>
        <draw:frame draw:style-name="gr3" draw:text-style-name="P12" draw:layer="layout" svg:width="1.116cm" svg:height="1.276cm" svg:x="8.347cm" svg:y="11.32cm">
          <draw:text-box>
            <text:p><text:span text:style-name="T33">X</text:span></text:p>
          </draw:text-box>
        </draw:frame>
        <draw:frame draw:style-name="gr3" draw:text-style-name="P11" draw:layer="layout" svg:width="1.217cm" svg:height="1.276cm" svg:x="12.348cm" svg:y="11.32cm">
          <draw:text-box>
            <text:p><text:span text:style-name="T32">O</text:span></text:p>
          </draw:text-box>
        </draw:frame>
        <draw:frame draw:style-name="gr6" draw:text-style-name="P12" draw:layer="layout" svg:width="1.116cm" svg:height="1.426cm" svg:x="12.348cm" svg:y="15.32cm">
          <draw:text-box>
            <text:p><text:span text:style-name="T33">X</text:span></text:p>
          </draw:text-box>
        </draw:frame>
        <draw:line draw:style-name="gr8" draw:text-style-name="P6" draw:layer="layout" svg:x1="11.865cm" svg:y1="7.55cm" svg:x2="11.865cm" svg:y2="19.615cm">
          <text:p/>
        </draw:line>
        <draw:line draw:style-name="gr8" draw:text-style-name="P6" draw:layer="layout" svg:x1="5.715cm" svg:y1="12.965cm" svg:x2="19.05cm" svg:y2="12.965cm">
          <text:p/>
        </draw:line>
        <draw:line draw:style-name="gr10" draw:text-style-name="P6" draw:layer="layout" svg:x1="9.425cm" svg:y1="7.55cm" svg:x2="14.505cm" svg:y2="18.345cm">
          <text:p/>
        </draw:line>
        <draw:line draw:style-name="gr11" draw:text-style-name="P6" draw:layer="layout" svg:x1="7.286cm" svg:y1="8.62cm" svg:x2="16.811cm" svg:y2="17.51cm">
          <text:p/>
        </draw:line>
        <draw:line draw:style-name="gr4" draw:text-style-name="P6" draw:layer="layout" svg:x1="9.827cm" svg:y1="10.9cm" svg:x2="9.065cm" svg:y2="11.662cm">
          <text:p/>
        </draw:line>
        <draw:line draw:style-name="gr4" draw:text-style-name="P6" draw:layer="layout" svg:x1="14.065cm" svg:y1="14.862cm" svg:x2="14.827cm" svg:y2="14.1cm">
          <text:p/>
        </draw:line>
        <draw:line draw:style-name="gr4" draw:text-style-name="P6" draw:layer="layout" svg:x1="10.727cm" svg:y1="10.042cm" svg:x2="10.981cm" svg:y2="9.89cm">
          <text:p/>
        </draw:line>
        <draw:line draw:style-name="gr4" draw:text-style-name="P6" draw:layer="layout" svg:x1="13.081cm" svg:y1="15.69cm" svg:x2="12.827cm" svg:y2="15.842cm">
          <text:p/>
        </draw:line>
        <presentation:notes draw:style-name="dp2">
          <draw:page-thumbnail draw:style-name="gr1" draw:layer="layout" svg:width="13.968cm" svg:height="10.476cm" svg:x="3.81cm" svg:y="2.123cm" draw:page-number="24" presentation:class="page"/>
          <draw:frame presentation:style-name="pr5" draw:text-style-name="P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Support Vector Machines</text:p>
          </draw:text-box>
        </draw:frame>
        <draw:frame presentation:style-name="pr10" draw:layer="layout" svg:width="25.199cm" svg:height="14.138cm" svg:x="1.471cm" svg:y="5.08cm" presentation:class="outline" presentation:user-transformed="true">
          <draw:text-box>
            <text:list text:style-name="L2">
              <text:list-item>
                <text:p>Most famous margin-based classifier</text:p>
                <text:list>
                  <text:list-item>
                    <text:p><text:span text:style-name="T5">Hard Margin:</text:span> Explicitly maximize the margin</text:p>
                  </text:list-item>
                  <text:list-item>
                    <text:p><text:span text:style-name="T5">Soft Margin:</text:span> Allow for some mistakes</text:p>
                  </text:list-item>
                </text:list>
              </text:list-item>
              <text:list-item>
                <text:p>Usually use batch learning</text:p>
                <text:list>
                  <text:list-item>
                    <text:p><text:span text:style-name="T5">Batch learning:</text:span> slightly higher accuracy, more stable</text:p>
                  </text:list-item>
                  <text:list-item>
                    <text:p><text:span text:style-name="T5">Online learning:</text:span> simpler, less memory, faster convergence</text:p>
                  </text:list-item>
                </text:list>
              </text:list-item>
              <text:list-item>
                <text:p>Learn more about SVMs:<text:line-break/><text:span text:style-name="T40">http://disi.unitn.it/moschitti/material/Interspeech2010-Tutorial.Moschitti.pdf</text:span></text:p>
              </text:list-item>
              <text:list-item>
                <text:p>Batch learning libraries:<text:line-break/>LIBSVM, LIBLINEAR, SVMLite</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Online Learning with a Margin</text:p>
          </draw:text-box>
        </draw:frame>
        <draw:frame presentation:style-name="pr10" draw:layer="layout" svg:width="25.199cm" svg:height="13.86cm" svg:x="1.471cm" svg:y="5.08cm" presentation:class="outline">
          <draw:text-box>
            <text:list text:style-name="L2">
              <text:list-item>
                <text:p>Penalize not only mistakes, but also correct answers under a <text:span text:style-name="T41">margin</text:span></text:p>
              </text:list-item>
            </text:list>
          </draw:text-box>
        </draw:frame>
        <draw:frame presentation:style-name="pr14" draw:layer="layout" svg:width="25.199cm" svg:height="8.08cm" svg:x="1.471cm" svg:y="7.842cm" presentation:class="outline" presentation:user-transformed="true">
          <draw:text-box>
            <text:list text:style-name="L2">
              <text:list-header>
                <text:p><text:span text:style-name="T20">create</text:span><text:span text:style-name="T7"> map </text:span><text:span text:style-name="T21">w</text:span><text:span text:style-name="T7"><text:line-break/></text:span><text:span text:style-name="T20">for</text:span><text:span text:style-name="T7"> </text:span><text:span text:style-name="T22">I</text:span><text:span text:style-name="T7"> iterations</text:span><text:span text:style-name="T7"><text:line-break/></text:span><text:span text:style-name="T7"><text:tab/></text:span><text:span text:style-name="T20">for each </text:span><text:span text:style-name="T14">labeled pair </text:span><text:span text:style-name="T23">x</text:span><text:span text:style-name="T24">, </text:span><text:span text:style-name="T25">y</text:span><text:span text:style-name="T14"> in the data</text:span><text:span text:style-name="T14"><text:line-break/></text:span><text:span text:style-name="T14"><text:tab/></text:span><text:span text:style-name="T14"><text:tab/></text:span><text:span text:style-name="T26">phi</text:span><text:span text:style-name="T14"> = </text:span><text:span text:style-name="T27">create_features</text:span><text:span text:style-name="T14">(</text:span><text:span text:style-name="T13">x</text:span><text:span text:style-name="T14">)</text:span><text:span text:style-name="T14"><text:line-break/></text:span><text:span text:style-name="T14"><text:tab/></text:span><text:span text:style-name="T14"><text:tab/></text:span><text:span text:style-name="T28">val</text:span><text:span text:style-name="T14"> = </text:span><text:span text:style-name="T29">w </text:span><text:span text:style-name="T14">* </text:span><text:span text:style-name="T26">phi </text:span><text:span text:style-name="T14">* </text:span><text:span text:style-name="T28">y</text:span><text:span text:style-name="T14"><text:line-break/></text:span><text:span text:style-name="T14"><text:tab/></text:span><text:span text:style-name="T14"><text:tab/></text:span><text:span text:style-name="T20">if</text:span><text:span text:style-name="T14"> </text:span><text:span text:style-name="T28">val</text:span><text:span text:style-name="T14"> &lt;= </text:span><text:span text:style-name="T42">margin</text:span><text:span text:style-name="T14"><text:line-break/></text:span><text:span text:style-name="T14"><text:tab/></text:span><text:span text:style-name="T14"><text:tab/></text:span><text:span text:style-name="T14"><text:tab/></text:span><text:span text:style-name="T27">update_weights</text:span><text:span text:style-name="T14">(</text:span><text:span text:style-name="T29">w</text:span><text:span text:style-name="T14">, </text:span><text:span text:style-name="T26">phi</text:span><text:span text:style-name="T14">, </text:span><text:span text:style-name="T28">y</text:span><text:span text:style-name="T14">)</text:span></text:p>
              </text:list-header>
            </text:list>
          </draw:text-box>
        </draw:frame>
        <draw:custom-shape draw:style-name="gr2" draw:text-style-name="P6" draw:layer="layout" svg:width="23.06cm" svg:height="8.455cm" svg:x="2.14cm" svg:y="7.742cm">
          <text:p/>
          <draw:enhanced-geometry svg:viewBox="0 0 21600 21600" draw:type="rectangle" draw:enhanced-path="M 0 0 L 21600 0 21600 21600 0 21600 0 0 Z N"/>
        </draw:custom-shape>
        <draw:frame draw:style-name="gr3" draw:text-style-name="P16" draw:layer="layout" svg:width="21.568cm" svg:height="2.301cm" svg:x="3.181cm" svg:y="16.911cm">
          <draw:text-box>
            <text:p><text:span text:style-name="T43">(A correct classifier will always make </text:span><text:span text:style-name="T35">w</text:span><text:span text:style-name="T43"> * </text:span><text:span text:style-name="T44">phi</text:span><text:span text:style-name="T43"> * </text:span><text:span text:style-name="T36">y</text:span><text:span text:style-name="T43"> &gt; 0)</text:span><text:span text:style-name="T43"><text:line-break/></text:span><text:span text:style-name="T43">If </text:span><text:span text:style-name="T45">margin</text:span><text:span text:style-name="T43"> = 0, this is the perceptron algorithm</text:span></text:p>
          </draw:text-box>
        </draw:frame>
        <draw:frame draw:style-name="gr3" draw:text-style-name="P15" draw:layer="layout" svg:width="1.328cm" svg:height="1.276cm" svg:x="1.07cm" svg:y="13.365cm">
          <draw:text-box>
            <text:p><text:span text:style-name="T36">★</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Regularization</text:p>
          </draw:text-box>
        </draw:frame>
        <presentation:notes draw:style-name="dp2">
          <draw:page-thumbnail draw:style-name="gr1" draw:layer="layout" svg:width="13.968cm" svg:height="10.476cm" svg:x="3.81cm" svg:y="2.123cm" draw:page-number="27" presentation:class="page"/>
          <draw:frame presentation:style-name="pr5" draw:text-style-name="P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0"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3" draw:text-style-name="P16" draw:layer="layout" svg:width="13.663cm" svg:height="2.301cm" svg:x="6.145cm" svg:y="6.885cm">
          <draw:text-box>
            <text:p><text:span text:style-name="T43">-1 <text:s text:c="2"/>he saw a bird in the park</text:span></text:p>
            <text:p><text:span text:style-name="T43">+1 <text:s/>he saw a robbery in the park</text:span></text:p>
          </draw:text-box>
        </draw:frame>
        <draw:frame draw:style-name="gr3" draw:text-style-name="P16" draw:layer="layout" svg:width="5.049cm" svg:height="9.476cm" svg:x="3.646cm" svg:y="11.286cm">
          <draw:text-box>
            <text:p><text:span text:style-name="T46">Classifier 1</text:span></text:p>
            <text:p><text:span text:style-name="T43">he</text:span><text:span text:style-name="T43"><text:tab/></text:span><text:span text:style-name="T43">+3</text:span></text:p>
            <text:p><text:span text:style-name="T43">saw</text:span><text:span text:style-name="T43"><text:tab/></text:span><text:span text:style-name="T43">-5</text:span></text:p>
            <text:p><text:span text:style-name="T43">a</text:span><text:span text:style-name="T43"><text:tab/></text:span><text:span text:style-name="T43">+0.5</text:span></text:p>
            <text:p><text:span text:style-name="T43">bird -1</text:span></text:p>
            <text:p><text:span text:style-name="T43">robbery +1</text:span></text:p>
            <text:p><text:span text:style-name="T43">in +5</text:span></text:p>
            <text:p><text:span text:style-name="T43">the -3</text:span></text:p>
            <text:p><text:span text:style-name="T43">park -2</text:span></text:p>
          </draw:text-box>
        </draw:frame>
        <draw:frame draw:style-name="gr3" draw:text-style-name="P16" draw:layer="layout" svg:width="5.049cm" svg:height="3.326cm" svg:x="10.247cm" svg:y="11.286cm">
          <draw:text-box>
            <text:p><text:span text:style-name="T46">Classifier 2</text:span></text:p>
            <text:p><text:span text:style-name="T43">bird -1</text:span></text:p>
            <text:p><text:span text:style-name="T43">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nnot Distinguish Between<text:line-break/>Large and Small Classifiers</text:p>
          </draw:text-box>
        </draw:frame>
        <draw:frame presentation:style-name="pr10" draw:layer="layout" svg:width="25.199cm" svg:height="13.86cm" svg:x="1.471cm" svg:y="5.08cm" presentation:class="outline">
          <draw:text-box>
            <text:list text:style-name="L2">
              <text:list-item>
                <text:p>For these examples:<text:line-break/><text:line-break/><text:line-break/></text:p>
              </text:list-item>
              <text:list-item>
                <text:p>Which classifier is better?</text:p>
              </text:list-item>
            </text:list>
          </draw:text-box>
        </draw:frame>
        <draw:frame draw:style-name="gr3" draw:text-style-name="P16" draw:layer="layout" svg:width="13.663cm" svg:height="2.301cm" svg:x="6.145cm" svg:y="6.885cm">
          <draw:text-box>
            <text:p><text:span text:style-name="T43">-1 <text:s text:c="2"/>he saw a bird in the park</text:span></text:p>
            <text:p><text:span text:style-name="T43">+1 <text:s/>he saw a robbery in the park</text:span></text:p>
          </draw:text-box>
        </draw:frame>
        <draw:frame draw:style-name="gr3" draw:text-style-name="P16" draw:layer="layout" svg:width="5.049cm" svg:height="9.476cm" svg:x="3.646cm" svg:y="11.286cm">
          <draw:text-box>
            <text:p><text:span text:style-name="T46">Classifier 1</text:span></text:p>
            <text:p><text:span text:style-name="T43">he</text:span><text:span text:style-name="T43"><text:tab/></text:span><text:span text:style-name="T43">+3</text:span></text:p>
            <text:p><text:span text:style-name="T43">saw</text:span><text:span text:style-name="T43"><text:tab/></text:span><text:span text:style-name="T43">-5</text:span></text:p>
            <text:p><text:span text:style-name="T43">a</text:span><text:span text:style-name="T43"><text:tab/></text:span><text:span text:style-name="T43">+0.5</text:span></text:p>
            <text:p><text:span text:style-name="T43">bird -1</text:span></text:p>
            <text:p><text:span text:style-name="T43">robbery +1</text:span></text:p>
            <text:p><text:span text:style-name="T43">in +5</text:span></text:p>
            <text:p><text:span text:style-name="T43">the -3</text:span></text:p>
            <text:p><text:span text:style-name="T43">park -2</text:span></text:p>
          </draw:text-box>
        </draw:frame>
        <draw:frame draw:style-name="gr3" draw:text-style-name="P16" draw:layer="layout" svg:width="5.049cm" svg:height="3.326cm" svg:x="10.247cm" svg:y="11.286cm">
          <draw:text-box>
            <text:p><text:span text:style-name="T46">Classifier 2</text:span></text:p>
            <text:p><text:span text:style-name="T43">bird -1</text:span></text:p>
            <text:p><text:span text:style-name="T43">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12" draw:text-style-name="P17" draw:layer="layout" svg:width="10.795cm" svg:height="6.985cm" svg:x="16.51cm" svg:y="12.065cm">
          <text:p text:style-name="P6"><text:span text:style-name="T47">Probably classifier 2!</text:span></text:p>
          <text:p text:style-name="P6"><text:span text:style-name="T47">It doesn't use</text:span></text:p>
          <text:p text:style-name="P6"><text:span text:style-name="T47">irrelevant information.</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Regularization</text:p>
          </draw:text-box>
        </draw:frame>
        <draw:frame presentation:style-name="pr10" draw:layer="layout" svg:width="25.199cm" svg:height="13.86cm" svg:x="1.471cm" svg:y="5.08cm" presentation:class="outline">
          <draw:text-box>
            <text:list text:style-name="L2">
              <text:list-item>
                <text:p>A penalty on adding extra weights</text:p>
              </text:list-item>
              <text:list-item>
                <text:p><text:span text:style-name="T5">L2 regularization:</text:span></text:p>
                <text:list>
                  <text:list-item>
                    <text:p>Big penalty on large weights,<text:line-break/>small penalty on small weights</text:p>
                  </text:list-item>
                  <text:list-item>
                    <text:p><text:span text:style-name="T48">High accuracy</text:span></text:p>
                  </text:list-item>
                </text:list>
              </text:list-item>
              <text:list-item>
                <text:p><text:span text:style-name="T49">L1 regularization:</text:span></text:p>
                <text:list>
                  <text:list-item>
                    <text:p>Uniform increase whether large<text:line-break/>or small</text:p>
                  </text:list-item>
                  <text:list-item>
                    <text:p>Will cause many weights to<text:line-break/>become zero → <text:span text:style-name="T48">small model</text:span></text:p>
                  </text:list-item>
                </text:list>
              </text:list-item>
            </text:list>
          </draw:text-box>
        </draw:frame>
        <draw:frame draw:style-name="gr13"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L1 Regularization in Online Learning</text:p>
          </draw:text-box>
        </draw:frame>
        <draw:frame presentation:style-name="pr15" draw:layer="layout" svg:width="25.199cm" svg:height="13.86cm" svg:x="1.471cm" svg:y="5.08cm" presentation:class="outline">
          <draw:text-box>
            <text:list text:style-name="L2">
              <text:list-item>
                <text:p>After update, reduce the weight by a constant <text:span text:style-name="T41">c</text:span></text:p>
              </text:list-item>
            </text:list>
          </draw:text-box>
        </draw:frame>
        <draw:frame presentation:style-name="pr16" draw:layer="layout" svg:width="18.415cm" svg:height="9.386cm" svg:x="1.27cm" svg:y="7.124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50">, </text:span><text:span text:style-name="T51">c</text:span><text:span text:style-name="T14">)</text:span><text:span text:style-name="T14"><text:line-break/></text:span><text:span text:style-name="T14"><text:tab/></text:span><text:span text:style-name="T38">for</text:span><text:span text:style-name="T52"> </text:span><text:span text:style-name="T24">name, value</text:span><text:span text:style-name="T52"> </text:span><text:span text:style-name="T38">in</text:span><text:span text:style-name="T52"> </text:span><text:span text:style-name="T30">w</text:span><text:span text:style-name="T53">:</text:span><text:span text:style-name="T53"><text:line-break/></text:span><text:span text:style-name="T53"><text:tab/></text:span><text:span text:style-name="T53"><text:tab/></text:span><text:span text:style-name="T38">if</text:span><text:span text:style-name="T52"> </text:span><text:span text:style-name="T54">abs</text:span><text:span text:style-name="T52">(</text:span><text:span text:style-name="T24">value</text:span><text:span text:style-name="T52">) &lt; </text:span><text:span text:style-name="T51">c</text:span><text:span text:style-name="T53">:</text:span><text:span text:style-name="T53"><text:line-break/></text:span><text:span text:style-name="T53"><text:tab/></text:span><text:span text:style-name="T53"><text:tab/></text:span><text:span text:style-name="T53"><text:tab/></text:span><text:span text:style-name="T30">w</text:span><text:span text:style-name="T52">[</text:span><text:span text:style-name="T24">name</text:span><text:span text:style-name="T52">] = 0</text:span><text:span text:style-name="T53"><text:line-break/></text:span><text:span text:style-name="T53"><text:tab/></text:span><text:span text:style-name="T53"><text:tab/></text:span><text:span text:style-name="T38">else</text:span><text:span text:style-name="T52">:</text:span><text:span text:style-name="T53"><text:line-break/></text:span><text:span text:style-name="T53"><text:tab/></text:span><text:span text:style-name="T53"><text:tab/></text:span><text:span text:style-name="T53"><text:tab/></text:span><text:span text:style-name="T55">w</text:span><text:span text:style-name="T52">[</text:span><text:span text:style-name="T24">name</text:span><text:span text:style-name="T52">] -= </text:span><text:span text:style-name="T54">sign</text:span><text:span text:style-name="T52">(</text:span><text:span text:style-name="T24">value</text:span><text:span text:style-name="T52">) * </text:span><text:span text:style-name="T56">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3" draw:text-style-name="P15" draw:layer="layout" svg:width="1.328cm" svg:height="1.276cm" svg:x="1.352cm" svg:y="8.359cm">
          <draw:text-box>
            <text:p><text:span text:style-name="T36">★</text:span></text:p>
          </draw:text-box>
        </draw:frame>
        <draw:frame draw:style-name="gr3" draw:text-style-name="P15" draw:layer="layout" svg:width="1.328cm" svg:height="1.276cm" svg:x="1.352cm" svg:y="9.459cm">
          <draw:text-box>
            <text:p><text:span text:style-name="T36">★</text:span></text:p>
          </draw:text-box>
        </draw:frame>
        <draw:frame draw:style-name="gr3" draw:text-style-name="P15" draw:layer="layout" svg:width="1.328cm" svg:height="1.276cm" svg:x="1.352cm" svg:y="10.659cm">
          <draw:text-box>
            <text:p><text:span text:style-name="T36">★</text:span></text:p>
          </draw:text-box>
        </draw:frame>
        <draw:frame draw:style-name="gr3" draw:text-style-name="P15" draw:layer="layout" svg:width="1.328cm" svg:height="1.276cm" svg:x="1.352cm" svg:y="11.859cm">
          <draw:text-box>
            <text:p><text:span text:style-name="T36">★</text:span></text:p>
          </draw:text-box>
        </draw:frame>
        <draw:frame draw:style-name="gr3" draw:text-style-name="P15" draw:layer="layout" svg:width="1.328cm" svg:height="1.276cm" svg:x="1.352cm" svg:y="13.059cm">
          <draw:text-box>
            <text:p><text:span text:style-name="T36">★</text:span></text:p>
          </draw:text-box>
        </draw:frame>
        <draw:frame draw:style-name="gr3" draw:text-style-name="P16" draw:layer="layout" svg:width="7.707cm" svg:height="2.301cm" svg:x="19.917cm" svg:y="9.065cm">
          <draw:text-box>
            <text:p><text:span text:style-name="T43">If abs. value &lt; </text:span><text:span text:style-name="T45">c</text:span><text:span text:style-name="T43">,</text:span></text:p>
            <text:p><text:span text:style-name="T43">set weight to zero</text:span></text:p>
          </draw:text-box>
        </draw:frame>
        <draw:frame draw:style-name="gr3" draw:text-style-name="P16" draw:layer="layout" svg:width="6.742cm" svg:height="4.351cm" svg:x="19.928cm" svg:y="11.924cm">
          <draw:text-box>
            <text:p><text:span text:style-name="T43">If value &gt; 0,</text:span><text:span text:style-name="T43"><text:line-break/></text:span><text:span text:style-name="T43"> <text:s/>decrease by </text:span><text:span text:style-name="T45">c</text:span></text:p>
            <text:p><text:span text:style-name="T43">If value &lt; 0,</text:span><text:span text:style-name="T43"><text:line-break/></text:span><text:span text:style-name="T43"> <text:s/>increase by </text:span><text:span text:style-name="T45">c</text:span></text:p>
          </draw:text-box>
        </draw:frame>
        <draw:line draw:style-name="gr4" draw:text-style-name="P6" draw:layer="layout" svg:x1="20.32cm" svg:y1="13.735cm" svg:x2="18.415cm" svg:y2="13.735cm">
          <text:p/>
        </draw:line>
        <draw:line draw:style-name="gr4" draw:text-style-name="P6" draw:layer="layout" svg:x1="19.935cm" svg:y1="10.38cm" svg:x2="13.97cm" svg:y2="10cm">
          <text:p/>
        </draw:lin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ample</text:p>
          </draw:text-box>
        </draw:frame>
        <draw:frame presentation:style-name="pr7" draw:layer="layout" svg:width="25.834cm" svg:height="1.16cm" svg:x="1.471cm" svg:y="4.445cm" presentation:class="outline" presentation:user-transformed="true">
          <draw:text-box>
            <text:list text:style-name="L2">
              <text:list-item>
                <text:p>Every turn, we <text:span text:style-name="T57">R</text:span>egularize, <text:span text:style-name="T57">U</text:span>pdate, <text:span text:style-name="T57">R</text:span>egularize, <text:span text:style-name="T57">U</text:span>pdate</text:p>
              </text:list-item>
            </text:list>
          </draw:text-box>
        </draw:frame>
        <draw:frame draw:style-name="gr3" draw:text-style-name="P18" draw:layer="layout" svg:width="15.984cm" svg:height="3.149cm" svg:x="1.27cm" svg:y="5.95cm">
          <draw:text-box>
            <text:p><text:span text:style-name="T58">Regularization:</text:span><text:span text:style-name="T59"> </text:span><text:span text:style-name="T59"><text:tab/></text:span><text:span text:style-name="T60">c</text:span><text:span text:style-name="T59">=0.1</text:span><text:span text:style-name="T59"><text:line-break/></text:span><text:span text:style-name="T61">Updates: </text:span><text:span text:style-name="T59"><text:tab/></text:span><text:span text:style-name="T59"><text:tab/></text:span><text:span text:style-name="T59"> <text:s text:c="2"/></text:span><text:span text:style-name="T59"><text:tab/></text:span><text:span text:style-name="T59">{1, 0} on 1</text:span><text:span text:style-name="T62">st</text:span><text:span text:style-name="T59"> and 5</text:span><text:span text:style-name="T62">th</text:span><text:span text:style-name="T59"> turns</text:span></text:p>
            <text:p><text:span text:style-name="T59"><text:tab/></text:span><text:span text:style-name="T59"><text:tab/></text:span><text:span text:style-name="T59"><text:tab/></text:span><text:span text:style-name="T59"><text:tab/></text:span><text:span text:style-name="T59"><text:tab/></text:span><text:span text:style-name="T59">{0, -1} on 3</text:span><text:span text:style-name="T62">rd</text:span><text:span text:style-name="T59"> turn</text:span></text:p>
          </draw:text-box>
        </draw:frame>
        <draw:frame draw:style-name="gr3" draw:text-style-name="P19" draw:layer="layout" svg:width="1.387cm" svg:height="1.475cm" svg:x="5.175cm" svg:y="9.755cm">
          <draw:text-box>
            <text:p><text:span text:style-name="T63">R</text:span><text:span text:style-name="T64">1</text:span></text:p>
          </draw:text-box>
        </draw:frame>
        <draw:frame draw:style-name="gr3" draw:text-style-name="P19" draw:layer="layout" svg:width="1.387cm" svg:height="1.475cm" svg:x="9.075cm" svg:y="9.756cm">
          <draw:text-box>
            <text:p><text:span text:style-name="T63">U</text:span><text:span text:style-name="T64">1</text:span></text:p>
          </draw:text-box>
        </draw:frame>
        <draw:frame draw:style-name="gr3" draw:text-style-name="P20" draw:layer="layout" svg:width="2.644cm" svg:height="1.276cm" svg:x="4.405cm" svg:y="11.295cm">
          <draw:text-box>
            <text:p><text:span text:style-name="T47">{0, 0}</text:span></text:p>
          </draw:text-box>
        </draw:frame>
        <draw:frame draw:style-name="gr3" draw:text-style-name="P18" draw:layer="layout" svg:width="3.698cm" svg:height="1.195cm" svg:x="0.635cm" svg:y="11.295cm">
          <draw:text-box>
            <text:p><text:span text:style-name="T59">Change:</text:span></text:p>
          </draw:text-box>
        </draw:frame>
        <draw:frame draw:style-name="gr3" draw:text-style-name="P21" draw:layer="layout" svg:width="1.349cm" svg:height="1.195cm" svg:x="0.635cm" svg:y="12.796cm">
          <draw:text-box>
            <text:p><text:span text:style-name="T65">w:</text:span></text:p>
          </draw:text-box>
        </draw:frame>
        <draw:frame draw:style-name="gr3" draw:text-style-name="P16" draw:layer="layout" svg:width="2.644cm" svg:height="1.276cm" svg:x="4.405cm" svg:y="12.795cm">
          <draw:text-box>
            <text:p><text:span text:style-name="T43">{0, 0}</text:span></text:p>
          </draw:text-box>
        </draw:frame>
        <draw:frame draw:style-name="gr3" draw:text-style-name="P22" draw:layer="layout" svg:width="2.644cm" svg:height="1.276cm" svg:x="8.305cm" svg:y="11.295cm">
          <draw:text-box>
            <text:p><text:span text:style-name="T47">{</text:span><text:span text:style-name="T46">1</text:span><text:span text:style-name="T47">, 0}</text:span></text:p>
          </draw:text-box>
        </draw:frame>
        <draw:frame draw:style-name="gr3" draw:text-style-name="P16" draw:layer="layout" svg:width="2.644cm" svg:height="1.276cm" svg:x="8.305cm" svg:y="12.795cm">
          <draw:text-box>
            <text:p><text:span text:style-name="T43">{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3" draw:text-style-name="P19" draw:layer="layout" svg:width="1.387cm" svg:height="1.475cm" svg:x="12.876cm" svg:y="9.755cm">
          <draw:text-box>
            <text:p><text:span text:style-name="T63">R</text:span><text:span text:style-name="T64">2</text:span></text:p>
          </draw:text-box>
        </draw:frame>
        <draw:frame draw:style-name="gr3" draw:text-style-name="P19" draw:layer="layout" svg:width="1.387cm" svg:height="1.475cm" svg:x="16.776cm" svg:y="9.756cm">
          <draw:text-box>
            <text:p><text:span text:style-name="T63">U</text:span><text:span text:style-name="T64">2</text:span></text:p>
          </draw:text-box>
        </draw:frame>
        <draw:frame draw:style-name="gr3" draw:text-style-name="P19" draw:layer="layout" svg:width="1.387cm" svg:height="1.475cm" svg:x="20.677cm" svg:y="9.755cm">
          <draw:text-box>
            <text:p><text:span text:style-name="T63">R</text:span><text:span text:style-name="T64">3</text:span></text:p>
          </draw:text-box>
        </draw:frame>
        <draw:frame draw:style-name="gr3" draw:text-style-name="P19" draw:layer="layout" svg:width="1.387cm" svg:height="1.475cm" svg:x="24.577cm" svg:y="9.756cm">
          <draw:text-box>
            <text:p><text:span text:style-name="T63">U</text:span><text:span text:style-name="T64">3</text:span></text:p>
          </draw:text-box>
        </draw:frame>
        <draw:frame draw:style-name="gr3" draw:text-style-name="P23" draw:layer="layout" svg:width="3.715cm" svg:height="1.276cm" svg:x="11.605cm" svg:y="11.295cm">
          <draw:text-box>
            <text:p><text:span text:style-name="T47">{</text:span><text:span text:style-name="T66">-0.1</text:span><text:span text:style-name="T47">, 0}</text:span></text:p>
          </draw:text-box>
        </draw:frame>
        <draw:frame draw:style-name="gr3" draw:text-style-name="P20" draw:layer="layout" svg:width="2.644cm" svg:height="1.276cm" svg:x="16.005cm" svg:y="11.295cm">
          <draw:text-box>
            <text:p><text:span text:style-name="T47">{0, 0}</text:span></text:p>
          </draw:text-box>
        </draw:frame>
        <draw:frame draw:style-name="gr3" draw:text-style-name="P16" draw:layer="layout" svg:width="3.41cm" svg:height="1.276cm" svg:x="11.605cm" svg:y="12.795cm">
          <draw:text-box>
            <text:p><text:span text:style-name="T43">{0.9, 0}</text:span></text:p>
          </draw:text-box>
        </draw:frame>
        <draw:frame draw:style-name="gr3" draw:text-style-name="P16" draw:layer="layout" svg:width="3.41cm" svg:height="1.276cm" svg:x="15.505cm" svg:y="12.795cm">
          <draw:text-box>
            <text:p><text:span text:style-name="T43">{0.9, 0}</text:span></text:p>
          </draw:text-box>
        </draw:frame>
        <draw:frame draw:style-name="gr3" draw:text-style-name="P16" draw:layer="layout" svg:width="3.41cm" svg:height="1.276cm" svg:x="19.405cm" svg:y="12.795cm">
          <draw:text-box>
            <text:p><text:span text:style-name="T43">{0.8, 0}</text:span></text:p>
          </draw:text-box>
        </draw:frame>
        <draw:frame draw:style-name="gr3" draw:text-style-name="P20" draw:layer="layout" svg:width="2.949cm" svg:height="1.276cm" svg:x="23.605cm" svg:y="11.295cm">
          <draw:text-box>
            <text:p><text:span text:style-name="T47">{0, </text:span><text:span text:style-name="T46">-1</text:span><text:span text:style-name="T47">}</text:span></text:p>
          </draw:text-box>
        </draw:frame>
        <draw:frame draw:style-name="gr3" draw:text-style-name="P16" draw:layer="layout" svg:width="3.715cm" svg:height="1.276cm" svg:x="23.105cm" svg:y="12.795cm">
          <draw:text-box>
            <text:p><text:span text:style-name="T43">{0.8, -1}</text:span></text:p>
          </draw:text-box>
        </draw:frame>
        <draw:frame draw:style-name="gr3" draw:text-style-name="P19" draw:layer="layout" svg:width="1.387cm" svg:height="1.475cm" svg:x="5.176cm" svg:y="14.755cm">
          <draw:text-box>
            <text:p><text:span text:style-name="T63">R</text:span><text:span text:style-name="T64">4</text:span></text:p>
          </draw:text-box>
        </draw:frame>
        <draw:frame draw:style-name="gr3" draw:text-style-name="P19" draw:layer="layout" svg:width="1.387cm" svg:height="1.475cm" svg:x="9.076cm" svg:y="14.756cm">
          <draw:text-box>
            <text:p><text:span text:style-name="T63">U</text:span><text:span text:style-name="T64">4</text:span></text:p>
          </draw:text-box>
        </draw:frame>
        <draw:frame draw:style-name="gr3" draw:text-style-name="P23" draw:layer="layout" svg:width="4.481cm" svg:height="1.276cm" svg:x="3.806cm" svg:y="16.295cm">
          <draw:text-box>
            <text:p><text:span text:style-name="T47">{</text:span><text:span text:style-name="T66">-0.1</text:span><text:span text:style-name="T47">, </text:span><text:span text:style-name="T66">0.1</text:span><text:span text:style-name="T47">}</text:span></text:p>
          </draw:text-box>
        </draw:frame>
        <draw:frame draw:style-name="gr3" draw:text-style-name="P18" draw:layer="layout" svg:width="3.698cm" svg:height="1.195cm" svg:x="0.636cm" svg:y="16.295cm">
          <draw:text-box>
            <text:p><text:span text:style-name="T59">Change:</text:span></text:p>
          </draw:text-box>
        </draw:frame>
        <draw:frame draw:style-name="gr3" draw:text-style-name="P21" draw:layer="layout" svg:width="1.349cm" svg:height="1.195cm" svg:x="0.636cm" svg:y="17.796cm">
          <draw:text-box>
            <text:p><text:span text:style-name="T65">w:</text:span></text:p>
          </draw:text-box>
        </draw:frame>
        <draw:frame draw:style-name="gr3" draw:text-style-name="P18" draw:layer="layout" svg:width="4.181cm" svg:height="1.195cm" svg:x="3.806cm" svg:y="17.795cm">
          <draw:text-box>
            <text:p><text:span text:style-name="T59">{0.7, -0.9}</text:span></text:p>
          </draw:text-box>
        </draw:frame>
        <draw:frame draw:style-name="gr3" draw:text-style-name="P20" draw:layer="layout" svg:width="2.644cm" svg:height="1.276cm" svg:x="8.306cm" svg:y="16.295cm">
          <draw:text-box>
            <text:p><text:span text:style-name="T47">{0, 0}</text:span></text:p>
          </draw:text-box>
        </draw:frame>
        <draw:frame draw:style-name="gr3" draw:text-style-name="P19" draw:layer="layout" svg:width="1.387cm" svg:height="1.475cm" svg:x="12.877cm" svg:y="14.755cm">
          <draw:text-box>
            <text:p><text:span text:style-name="T63">R</text:span><text:span text:style-name="T64">5</text:span></text:p>
          </draw:text-box>
        </draw:frame>
        <draw:frame draw:style-name="gr3" draw:text-style-name="P19" draw:layer="layout" svg:width="1.387cm" svg:height="1.475cm" svg:x="16.777cm" svg:y="14.756cm">
          <draw:text-box>
            <text:p><text:span text:style-name="T63">U</text:span><text:span text:style-name="T64">5</text:span></text:p>
          </draw:text-box>
        </draw:frame>
        <draw:frame draw:style-name="gr3" draw:text-style-name="P19" draw:layer="layout" svg:width="1.387cm" svg:height="1.475cm" svg:x="20.678cm" svg:y="14.755cm">
          <draw:text-box>
            <text:p><text:span text:style-name="T63">R</text:span><text:span text:style-name="T64">6</text:span></text:p>
          </draw:text-box>
        </draw:frame>
        <draw:frame draw:style-name="gr3" draw:text-style-name="P19" draw:layer="layout" svg:width="1.387cm" svg:height="1.475cm" svg:x="24.578cm" svg:y="14.756cm">
          <draw:text-box>
            <text:p><text:span text:style-name="T63">U</text:span><text:span text:style-name="T64">6</text:span></text:p>
          </draw:text-box>
        </draw:frame>
        <draw:frame draw:style-name="gr3" draw:text-style-name="P20" draw:layer="layout" svg:width="2.644cm" svg:height="1.276cm" svg:x="23.706cm" svg:y="16.295cm">
          <draw:text-box>
            <text:p><text:span text:style-name="T47">{0, 0}</text:span></text:p>
          </draw:text-box>
        </draw:frame>
        <draw:frame draw:style-name="gr3" draw:text-style-name="P18" draw:layer="layout" svg:width="4.181cm" svg:height="1.195cm" svg:x="7.507cm" svg:y="17.796cm">
          <draw:text-box>
            <text:p><text:span text:style-name="T59">{0.7, -0.9}</text:span></text:p>
          </draw:text-box>
        </draw:frame>
        <draw:frame draw:style-name="gr3" draw:text-style-name="P18" draw:layer="layout" svg:width="4.181cm" svg:height="1.195cm" svg:x="11.408cm" svg:y="17.797cm">
          <draw:text-box>
            <text:p><text:span text:style-name="T59">{0.6, -0.8}</text:span></text:p>
          </draw:text-box>
        </draw:frame>
        <draw:frame draw:style-name="gr3" draw:text-style-name="P18" draw:layer="layout" svg:width="4.181cm" svg:height="1.195cm" svg:x="15.209cm" svg:y="17.798cm">
          <draw:text-box>
            <text:p><text:span text:style-name="T59">{1.6, -0.8}</text:span></text:p>
          </draw:text-box>
        </draw:frame>
        <draw:frame draw:style-name="gr3" draw:text-style-name="P18" draw:layer="layout" svg:width="4.181cm" svg:height="1.195cm" svg:x="19.11cm" svg:y="17.799cm">
          <draw:text-box>
            <text:p><text:span text:style-name="T59">{1.5, -0.7}</text:span></text:p>
          </draw:text-box>
        </draw:frame>
        <draw:frame draw:style-name="gr3" draw:text-style-name="P18" draw:layer="layout" svg:width="4.181cm" svg:height="1.195cm" svg:x="22.811cm" svg:y="17.8cm">
          <draw:text-box>
            <text:p><text:span text:style-name="T59">{1.5, -0.7}</text:span></text:p>
          </draw:text-box>
        </draw:frame>
        <draw:frame draw:style-name="gr3" draw:text-style-name="P23" draw:layer="layout" svg:width="3.715cm" svg:height="1.276cm" svg:x="19.206cm" svg:y="11.295cm">
          <draw:text-box>
            <text:p><text:span text:style-name="T47">{</text:span><text:span text:style-name="T66">-0.1</text:span><text:span text:style-name="T47">, 0}</text:span></text:p>
          </draw:text-box>
        </draw:frame>
        <draw:frame draw:style-name="gr3" draw:text-style-name="P22" draw:layer="layout" svg:width="2.644cm" svg:height="1.276cm" svg:x="16.105cm" svg:y="16.295cm">
          <draw:text-box>
            <text:p><text:span text:style-name="T47">{</text:span><text:span text:style-name="T46">1</text:span><text:span text:style-name="T47">, 0}</text:span></text:p>
          </draw:text-box>
        </draw:frame>
        <draw:frame draw:style-name="gr3" draw:text-style-name="P23" draw:layer="layout" svg:width="4.481cm" svg:height="1.276cm" svg:x="11.207cm" svg:y="16.295cm">
          <draw:text-box>
            <text:p><text:span text:style-name="T47">{</text:span><text:span text:style-name="T66">-0.1</text:span><text:span text:style-name="T47">, </text:span><text:span text:style-name="T66">0.1</text:span><text:span text:style-name="T47">}</text:span></text:p>
          </draw:text-box>
        </draw:frame>
        <draw:frame draw:style-name="gr3" draw:text-style-name="P23" draw:layer="layout" svg:width="4.481cm" svg:height="1.276cm" svg:x="19.008cm" svg:y="16.295cm">
          <draw:text-box>
            <text:p><text:span text:style-name="T47">{</text:span><text:span text:style-name="T66">-0.1</text:span><text:span text:style-name="T47">, </text:span><text:span text:style-name="T66">0.1</text:span><text:span text:style-name="T47">}</text:span></text:p>
          </draw:text-box>
        </draw:frame>
        <presentation:notes draw:style-name="dp2">
          <draw:page-thumbnail draw:style-name="gr1"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Problems</text:p>
          </draw:text-box>
        </draw:frame>
        <draw:frame presentation:style-name="pr7" draw:layer="layout" svg:width="25.199cm" svg:height="3.957cm" svg:x="1.471cm" svg:y="4.48cm" presentation:class="outline" presentation:user-transformed="true">
          <draw:text-box>
            <text:list text:style-name="L2">
              <text:list-item>
                <text:p>Typical number of features:</text:p>
                <text:list>
                  <text:list-item>
                    <text:p>Each sentence (<text:span text:style-name="T8">phi</text:span>): 10~1000</text:p>
                  </text:list-item>
                  <text:list-item>
                    <text:p>Overall (<text:span text:style-name="T67">w</text:span>): 1,000,000~100,000,000</text:p>
                  </text:list-item>
                </text:list>
              </text:list-item>
            </text:list>
          </draw:text-box>
        </draw:frame>
        <draw:frame draw:style-name="gr3" draw:text-style-name="P16" draw:layer="layout" svg:width="6.192cm" svg:height="2.301cm" svg:x="20.585cm" svg:y="10.6cm">
          <draw:text-box>
            <text:p><text:span text:style-name="T43">This loop is</text:span></text:p>
            <text:p><text:span text:style-name="T43">VERY SLOW!</text:span></text:p>
          </draw:text-box>
        </draw:frame>
        <draw:frame presentation:style-name="pr16" draw:layer="layout" svg:width="18.415cm" svg:height="9.386cm" svg:x="1.271cm" svg:y="9.425cm" presentation:class="outline" presentation:user-transformed="true">
          <draw:text-box>
            <text:list text:style-name="L2">
              <text:list-header>
                <text:p><text:span text:style-name="T27">update_weights</text:span><text:span text:style-name="T14">(</text:span><text:span text:style-name="T30">w</text:span><text:span text:style-name="T24">, </text:span><text:span text:style-name="T31">phi</text:span><text:span text:style-name="T24">, </text:span><text:span text:style-name="T25">y</text:span><text:span text:style-name="T50">, </text:span><text:span text:style-name="T51">c</text:span><text:span text:style-name="T14">)</text:span><text:span text:style-name="T14"><text:line-break/></text:span><text:span text:style-name="T14"><text:tab/></text:span><text:span text:style-name="T38">for</text:span><text:span text:style-name="T52"> </text:span><text:span text:style-name="T24">name, value</text:span><text:span text:style-name="T52"> </text:span><text:span text:style-name="T38">in</text:span><text:span text:style-name="T52"> </text:span><text:span text:style-name="T30">w</text:span><text:span text:style-name="T53">:</text:span><text:span text:style-name="T53"><text:line-break/></text:span><text:span text:style-name="T53"><text:tab/></text:span><text:span text:style-name="T53"><text:tab/></text:span><text:span text:style-name="T38">if</text:span><text:span text:style-name="T52"> </text:span><text:span text:style-name="T54">abs</text:span><text:span text:style-name="T52">(</text:span><text:span text:style-name="T24">value</text:span><text:span text:style-name="T52">) &lt;= </text:span><text:span text:style-name="T51">c</text:span><text:span text:style-name="T53">:</text:span><text:span text:style-name="T53"><text:line-break/></text:span><text:span text:style-name="T53"><text:tab/></text:span><text:span text:style-name="T53"><text:tab/></text:span><text:span text:style-name="T53"><text:tab/></text:span><text:span text:style-name="T30">w</text:span><text:span text:style-name="T52">[</text:span><text:span text:style-name="T24">name</text:span><text:span text:style-name="T52">] = 0</text:span><text:span text:style-name="T53"><text:line-break/></text:span><text:span text:style-name="T53"><text:tab/></text:span><text:span text:style-name="T53"><text:tab/></text:span><text:span text:style-name="T38">else</text:span><text:span text:style-name="T52">:</text:span><text:span text:style-name="T53"><text:line-break/></text:span><text:span text:style-name="T53"><text:tab/></text:span><text:span text:style-name="T53"><text:tab/></text:span><text:span text:style-name="T53"><text:tab/></text:span><text:span text:style-name="T55">w</text:span><text:span text:style-name="T52">[</text:span><text:span text:style-name="T24">name</text:span><text:span text:style-name="T52">] -= </text:span><text:span text:style-name="T54">sign</text:span><text:span text:style-name="T52">(</text:span><text:span text:style-name="T24">value</text:span><text:span text:style-name="T52">) * </text:span><text:span text:style-name="T56">c</text:span><text:span text:style-name="T14"><text:line-break/></text:span><text:span text:style-name="T14"><text:tab/></text:span><text:span text:style-name="T20">for</text:span><text:span text:style-name="T14"> </text:span><text:span text:style-name="T24">name, value</text:span><text:span text:style-name="T14"> </text:span><text:span text:style-name="T20">in</text:span><text:span text:style-name="T14"> </text:span><text:span text:style-name="T31">phi</text:span><text:span text:style-name="T14">:</text:span><text:span text:style-name="T14"><text:line-break/></text:span><text:span text:style-name="T14"><text:tab/></text:span><text:span text:style-name="T14"><text:tab/></text:span><text:span text:style-name="T30">w</text:span><text:span text:style-name="T14">[</text:span><text:span text:style-name="T24">name</text:span><text:span text:style-name="T14">] += </text:span><text:span text:style-name="T24">value</text:span><text:span text:style-name="T14"> * </text:span><text:span text:style-name="T25">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4" draw:text-style-name="P6" draw:layer="layout" svg:x1="20.32cm" svg:y1="11.43cm" svg:x2="13.97cm" svg:y2="11.43cm">
          <text:p/>
        </draw:lin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fficiency Trick</text:p>
          </draw:text-box>
        </draw:frame>
        <draw:frame presentation:style-name="pr10" draw:layer="layout" svg:width="25.199cm" svg:height="14.814cm" svg:x="1.471cm" svg:y="5.08cm" presentation:class="outline" presentation:user-transformed="true">
          <draw:text-box>
            <text:list text:style-name="L2">
              <text:list-item>
                <text:p>Regularize <text:span text:style-name="T5">only when the value is used</text:span>!<text:line-break/><text:line-break/><text:line-break/><text:line-break/><text:line-break/><text:line-break/><text:line-break/><text:line-break/><text:line-break/><text:line-break/></text:p>
              </text:list-item>
              <text:list-item>
                <text:p>This is called “lazy evaluation”, used in many applications</text:p>
              </text:list-item>
            </text:list>
          </draw:text-box>
        </draw:frame>
        <draw:frame presentation:style-name="pr16" draw:layer="layout" svg:width="26.035cm" svg:height="10.468cm" svg:x="1.27cm" svg:y="6.434cm" presentation:class="outline" presentation:user-transformed="true">
          <draw:text-box>
            <text:list text:style-name="L2">
              <text:list-header>
                <text:p><text:span text:style-name="T27">getw</text:span><text:span text:style-name="T14">(</text:span><text:span text:style-name="T30">w</text:span><text:span text:style-name="T24">, name, </text:span><text:span text:style-name="T51">c</text:span><text:span text:style-name="T24">, </text:span><text:span text:style-name="T68">iter</text:span><text:span text:style-name="T24">, </text:span><text:span text:style-name="T31">last</text:span><text:span text:style-name="T14">)</text:span><text:span text:style-name="T14"><text:line-break/></text:span><text:span text:style-name="T14"><text:tab/></text:span><text:span text:style-name="T20">if</text:span><text:span text:style-name="T14"> </text:span><text:span text:style-name="T68">iter</text:span><text:span text:style-name="T14"> != </text:span><text:span text:style-name="T31">last</text:span><text:span text:style-name="T14">[</text:span><text:span text:style-name="T24">name</text:span><text:span text:style-name="T14">]: <text:s text:c="10"/></text:span><text:span text:style-name="T13"><text:s/># regularize several times</text:span><text:span text:style-name="T52"><text:line-break/></text:span><text:span text:style-name="T52"><text:tab/></text:span><text:span text:style-name="T52"><text:tab/></text:span><text:span text:style-name="T51">c_size</text:span><text:span text:style-name="T52"> = </text:span><text:span text:style-name="T51">c</text:span><text:span text:style-name="T52"> * (</text:span><text:span text:style-name="T68">iter</text:span><text:span text:style-name="T52"> - </text:span><text:span text:style-name="T31">last</text:span><text:span text:style-name="T52">[</text:span><text:span text:style-name="T24">name</text:span><text:span text:style-name="T52">])</text:span><text:span text:style-name="T53"><text:line-break/></text:span><text:span text:style-name="T53"><text:tab/></text:span><text:span text:style-name="T53"><text:tab/></text:span><text:span text:style-name="T38">if</text:span><text:span text:style-name="T52"> </text:span><text:span text:style-name="T54">abs</text:span><text:span text:style-name="T52">(</text:span><text:span text:style-name="T55">w</text:span><text:span text:style-name="T52">[</text:span><text:span text:style-name="T24">name</text:span><text:span text:style-name="T52">]) &lt;= </text:span><text:span text:style-name="T51">c_size</text:span><text:span text:style-name="T53">:</text:span><text:span text:style-name="T53"><text:line-break/></text:span><text:span text:style-name="T53"><text:tab/></text:span><text:span text:style-name="T53"><text:tab/></text:span><text:span text:style-name="T53"><text:tab/></text:span><text:span text:style-name="T30">w</text:span><text:span text:style-name="T52">[</text:span><text:span text:style-name="T24">name</text:span><text:span text:style-name="T52">] = 0</text:span><text:span text:style-name="T53"><text:line-break/></text:span><text:span text:style-name="T53"><text:tab/></text:span><text:span text:style-name="T53"><text:tab/></text:span><text:span text:style-name="T38">else</text:span><text:span text:style-name="T52">:</text:span><text:span text:style-name="T53"><text:line-break/></text:span><text:span text:style-name="T53"><text:tab/></text:span><text:span text:style-name="T53"><text:tab/></text:span><text:span text:style-name="T53"><text:tab/></text:span><text:span text:style-name="T55">w</text:span><text:span text:style-name="T52">[</text:span><text:span text:style-name="T24">name</text:span><text:span text:style-name="T52">] -= </text:span><text:span text:style-name="T54">sign</text:span><text:span text:style-name="T52">(</text:span><text:span text:style-name="T55">w</text:span><text:span text:style-name="T52">[</text:span><text:span text:style-name="T24">name</text:span><text:span text:style-name="T52">]) * </text:span><text:span text:style-name="T51">c_size</text:span><text:span text:style-name="T51"><text:line-break/></text:span><text:span text:style-name="T51"><text:tab/></text:span><text:span text:style-name="T51"><text:tab/></text:span><text:span text:style-name="T31">last</text:span><text:span text:style-name="T24">[name] = iter</text:span><text:span text:style-name="T51"><text:line-break/></text:span><text:span text:style-name="T56"><text:tab/></text:span><text:span text:style-name="T38">return</text:span><text:span text:style-name="T52"> </text:span><text:span text:style-name="T30">w</text:span><text:span text:style-name="T52">[</text:span><text:span text:style-name="T24">name</text:span><text:span text:style-name="T52">]</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hoosing the Regularization Constant</text:p>
          </draw:text-box>
        </draw:frame>
        <draw:frame presentation:style-name="pr10" draw:layer="layout" svg:width="25.199cm" svg:height="15.41cm" svg:x="1.471cm" svg:y="5.08cm" presentation:class="outline" presentation:user-transformed="true">
          <draw:text-box>
            <text:list text:style-name="L2">
              <text:list-item>
                <text:p>The regularization constant <text:span text:style-name="T41">c</text:span> has a large effect</text:p>
              </text:list-item>
              <text:list-item>
                <text:p><text:span text:style-name="T5">Large value</text:span></text:p>
                <text:list>
                  <text:list-item>
                    <text:p>small model</text:p>
                  </text:list-item>
                  <text:list-item>
                    <text:p>lower score on training set</text:p>
                  </text:list-item>
                  <text:list-item>
                    <text:p>less overfitting</text:p>
                  </text:list-item>
                </text:list>
              </text:list-item>
              <text:list-item>
                <text:p><text:span text:style-name="T5">Small value</text:span></text:p>
                <text:list>
                  <text:list-item>
                    <text:p><text:span text:style-name="T7">large model</text:span></text:p>
                  </text:list-item>
                  <text:list-item>
                    <text:p><text:span text:style-name="T7">higher score on training set</text:span></text:p>
                  </text:list-item>
                  <text:list-item>
                    <text:p><text:span text:style-name="T7">more overfitting</text:span></text:p>
                  </text:list-item>
                </text:list>
              </text:list-item>
              <text:list-item>
                <text:p><text:span text:style-name="T7">Choose best regularization value on development set</text:span></text:p>
                <text:list>
                  <text:list-item>
                    <text:p><text:span text:style-name="T7">e.g. 0.0001, 0.001, 0.01, 0.1, 1.0</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Exercise</text:p>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10" draw:layer="layout" svg:width="25.199cm" svg:height="14.833cm" svg:x="1.471cm" svg:y="5.08cm" presentation:class="outline" presentation:user-transformed="true">
          <draw:text-box>
            <text:list text:style-name="L2">
              <text:list-item>
                <text:p><text:span text:style-name="T5">Write program:</text:span></text:p>
                <text:list>
                  <text:list-item>
                    <text:p>train-svm: Creates an svm model with L1 regularization constant 0.001 and margin 1</text:p>
                  </text:list-item>
                </text:list>
              </text:list-item>
              <text:list-item>
                <text:p><text:span text:style-name="T5">Train</text:span> a model on data-en/titles-en-train.labeled</text:p>
              </text:list-item>
              <text:list-item>
                <text:p><text:span text:style-name="T5">Predict</text:span> the labels of data-en/titles-en-test.word</text:p>
              </text:list-item>
              <text:list-item>
                <text:p><text:span text:style-name="T5">Grade </text:span><text:span text:style-name="T7">your answers and compare them with the perceptron</text:span></text:p>
                <text:list>
                  <text:list-item>
                    <text:p><text:span text:style-name="T69">script/grade-prediction.py data-en/titles-en-test.labeled your_answer</text:span></text:p>
                  </text:list-item>
                </text:list>
              </text:list-item>
              <text:list-item>
                <text:p><text:span text:style-name="T70">Extra challenge:</text:span></text:p>
                <text:list>
                  <text:list-item>
                    <text:p><text:span text:style-name="T43">Try many different regularization constants</text:span></text:p>
                  </text:list-item>
                  <text:list-item>
                    <text:p><text:span text:style-name="T43">Implement the efficiency trick</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8"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3.86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9 – Advanced Discriminative Learning</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7DT16H39M22S</meta:editing-duration>
    <meta:editing-cycles>577</meta:editing-cycles>
    <dc:date>2013-04-16T14:28:46</dc:date>
    <dc:creator>Graham Neubig</dc:creator>
    <meta:generator>LibreOffice/3.4$Linux LibreOffice_project/340m1$Build-402</meta:generator>
    <meta:document-statistic meta:object-count="444"/>
    <meta:user-defined meta:name="情報 1"/>
    <meta:user-defined meta:name="情報 2"/>
    <meta:user-defined meta:name="情報 3"/>
    <meta:user-defined meta:name="情報 4"/>
  </office:meta>
</office:document-meta>
</file>

<file path=Object 1/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1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493cm" style:legend-expansion="high" chart:style-name="ch2"/>
        <chart:plot-area chart:style-name="ch3" chart:data-source-has-labels="both" svg:x="0.674cm" svg:y="0.855cm" svg:width="7.666cm" svg:height="7.545cm">
          <chartooo:coordinate-region svg:x="0.992cm" svg:y="1.254cm" svg:width="7.148cm" svg:height="6.102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